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.41mm"/>
    </style:style>
    <style:style style:name="co2" style:family="table-column">
      <style:table-column-properties fo:break-before="auto" style:column-width="40.0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0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8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1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16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Excel_20_Built-in_20_Normal">
      <style:table-cell-properties fo:border-bottom="0.74pt solid #000000" fo:background-color="#adb9c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20_Built-in_20_Normal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20_Built-in_20_Normal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Normal">
      <style:table-cell-properties fo:border-bottom="0.74pt solid #000000" fo:background-color="#adb9c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8" style:family="table-cell" style:parent-style-name="Excel_20_Built-in_20_Normal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9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7" style:family="table-cell" style:parent-style-name="Excel_20_Built-in_20_Normal">
      <style:table-cell-properties fo:border-bottom="0.74pt solid #000000" fo:background-color="#adb9c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20_Built-in_20_Normal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20_Built-in_20_Normal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Normal">
      <style:table-cell-properties fo:border-bottom="0.74pt solid #000000" fo:background-color="#adb9c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LIEHSE-SubjLis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number-columns-repeated="2" table:default-cell-style-name="ce4"/>
        <table:table-column table:style-name="co3" table:default-cell-style-name="ce6"/>
        <table:table-column table:style-name="co3" table:default-cell-style-name="ce2"/>
        <table:table-column table:style-name="co4" table:default-cell-style-name="ce7"/>
        <table:table-column table:style-name="co3" table:number-columns-repeated="8" table:default-cell-style-name="ce2"/>
        <table:table-column table:style-name="co3" table:number-columns-repeated="1008" table:default-cell-style-name="Default"/>
        <table:table-row table:style-name="ro1">
          <table:table-cell table:style-name="ce10" office:value-type="string" calcext:value-type="string">
            <text:p>subject</text:p>
          </table:table-cell>
          <table:table-cell table:style-name="ce10" office:value-type="string" calcext:value-type="string">
            <text:p>subjNo-FHP-Blossin</text:p>
          </table:table-cell>
          <table:table-cell table:style-name="ce10" office:value-type="string" calcext:value-type="string">
            <text:p>ID.FHP</text:p>
          </table:table-cell>
          <table:table-cell table:style-name="ce12" office:value-type="string" calcext:value-type="string">
            <text:p>dob</text:p>
          </table:table-cell>
          <table:table-cell table:style-name="ce12" office:value-type="string" calcext:value-type="string">
            <text:p>date</text:p>
          </table:table-cell>
          <table:table-cell table:style-name="ce15" office:value-type="string" calcext:value-type="string">
            <text:p>age</text:p>
          </table:table-cell>
          <table:table-cell table:style-name="ce10" office:value-type="string" calcext:value-type="string">
            <text:p>condition</text:p>
          </table:table-cell>
          <table:table-cell table:style-name="ce10" office:value-type="string" calcext:value-type="string">
            <text:p>comment</text:p>
          </table:table-cell>
          <table:table-cell table:style-name="ce1" table:number-columns-repeated="8"/>
          <table:table-cell table:style-name="ce8"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'Blossin-SubjList'.A2]" office:value-type="float" office:value="1" calcext:value-type="float">
            <text:p>1</text:p>
          </table:table-cell>
          <table:table-cell table:formula="of:=[$'Blossin-SubjList'.B2]" office:value-type="float" office:value="258104" calcext:value-type="float">
            <text:p>258104</text:p>
          </table:table-cell>
          <table:table-cell table:formula="of:=DATE([$'Blossin-SubjList'.F2];[$'Blossin-SubjList'.E2];[$'Blossin-SubjList'.D2])" office:value-type="date" office:date-value="2013-08-15" calcext:value-type="date">
            <text:p>2013-08-15</text:p>
          </table:table-cell>
          <table:table-cell table:formula="of:=DATE([$'Blossin-SubjList'.J2];[$'Blossin-SubjList'.I2];[$'Blossin-SubjList'.H2])" office:value-type="date" office:date-value="2019-03-28" calcext:value-type="date">
            <text:p>2019-03-28</text:p>
          </table:table-cell>
          <table:table-cell table:formula="of:=[.E2]-[.D2]" office:value-type="date" office:date-value="1905-08-12" calcext:value-type="date">
            <text:p>05;08</text:p>
          </table:table-cell>
          <table:table-cell table:formula="of:=[$'Blossin-SubjList'.O2]" office:value-type="float" office:value="0" calcext:value-type="float">
            <text:p>0</text:p>
          </table:table-cell>
          <table:table-cell table:formula="of:=[$'Blossin-SubjList'.R2]" office:value-type="string" office:string-value="data_20190328_01_0.csv" calcext:value-type="string">
            <text:p>data_20190328_01_0.csv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'Blossin-SubjList'.A3]" office:value-type="float" office:value="2" calcext:value-type="float">
            <text:p>2</text:p>
          </table:table-cell>
          <table:table-cell table:formula="of:=[$'Blossin-SubjList'.B3]" office:value-type="float" office:value="258107" calcext:value-type="float">
            <text:p>258107</text:p>
          </table:table-cell>
          <table:table-cell table:formula="of:=DATE([$'Blossin-SubjList'.F3];[$'Blossin-SubjList'.E3];[$'Blossin-SubjList'.D3])" office:value-type="date" office:date-value="2013-04-22" calcext:value-type="date">
            <text:p>2013-04-22</text:p>
          </table:table-cell>
          <table:table-cell table:formula="of:=DATE([$'Blossin-SubjList'.J3];[$'Blossin-SubjList'.I3];[$'Blossin-SubjList'.H3])" office:value-type="date" office:date-value="2019-03-28" calcext:value-type="date">
            <text:p>2019-03-28</text:p>
          </table:table-cell>
          <table:table-cell table:formula="of:=[.E3]-[.D3]" office:value-type="date" office:date-value="1905-12-05" calcext:value-type="date">
            <text:p>05;12</text:p>
          </table:table-cell>
          <table:table-cell table:formula="of:=[$'Blossin-SubjList'.O3]" office:value-type="float" office:value="1" calcext:value-type="float">
            <text:p>1</text:p>
          </table:table-cell>
          <table:table-cell table:formula="of:=[$'Blossin-SubjList'.R3]" office:value-type="string" office:string-value="data_20190328_02_1.csv" calcext:value-type="string">
            <text:p>data_20190328_02_1.csv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'Blossin-SubjList'.A4]" office:value-type="float" office:value="3" calcext:value-type="float">
            <text:p>3</text:p>
          </table:table-cell>
          <table:table-cell table:formula="of:=[$'Blossin-SubjList'.B4]" office:value-type="float" office:value="258108" calcext:value-type="float">
            <text:p>258108</text:p>
          </table:table-cell>
          <table:table-cell table:formula="of:=DATE([$'Blossin-SubjList'.F4];[$'Blossin-SubjList'.E4];[$'Blossin-SubjList'.D4])" office:value-type="date" office:date-value="2012-08-25" calcext:value-type="date">
            <text:p>2012-08-25</text:p>
          </table:table-cell>
          <table:table-cell table:formula="of:=DATE([$'Blossin-SubjList'.J4];[$'Blossin-SubjList'.I4];[$'Blossin-SubjList'.H4])" office:value-type="date" office:date-value="2019-03-28" calcext:value-type="date">
            <text:p>2019-03-28</text:p>
          </table:table-cell>
          <table:table-cell table:formula="of:=[.E4]-[.D4]" office:value-type="date" office:date-value="1906-08-02" calcext:value-type="date">
            <text:p>06;08</text:p>
          </table:table-cell>
          <table:table-cell table:formula="of:=[$'Blossin-SubjList'.O4]" office:value-type="float" office:value="2" calcext:value-type="float">
            <text:p>2</text:p>
          </table:table-cell>
          <table:table-cell table:formula="of:=[$'Blossin-SubjList'.R4]" office:value-type="string" office:string-value="data_20190328_03_2.csv" calcext:value-type="string">
            <text:p>data_20190328_03_2.csv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'Blossin-SubjList'.A5]" office:value-type="float" office:value="4" calcext:value-type="float">
            <text:p>4</text:p>
          </table:table-cell>
          <table:table-cell table:formula="of:=[$'Blossin-SubjList'.B5]" office:value-type="float" office:value="258109" calcext:value-type="float">
            <text:p>258109</text:p>
          </table:table-cell>
          <table:table-cell table:formula="of:=DATE([$'Blossin-SubjList'.F5];[$'Blossin-SubjList'.E5];[$'Blossin-SubjList'.D5])" office:value-type="date" office:date-value="2013-03-25" calcext:value-type="date">
            <text:p>2013-03-25</text:p>
          </table:table-cell>
          <table:table-cell table:formula="of:=DATE([$'Blossin-SubjList'.J5];[$'Blossin-SubjList'.I5];[$'Blossin-SubjList'.H5])" office:value-type="date" office:date-value="2019-03-28" calcext:value-type="date">
            <text:p>2019-03-28</text:p>
          </table:table-cell>
          <table:table-cell table:formula="of:=[.E5]-[.D5]" office:value-type="date" office:date-value="1906-01-02" calcext:value-type="date">
            <text:p>06;01</text:p>
          </table:table-cell>
          <table:table-cell table:formula="of:=[$'Blossin-SubjList'.O5]" office:value-type="float" office:value="3" calcext:value-type="float">
            <text:p>3</text:p>
          </table:table-cell>
          <table:table-cell table:formula="of:=[$'Blossin-SubjList'.R5]" office:value-type="string" office:string-value="data_20190328_04_3.csv" calcext:value-type="string">
            <text:p>data_20190328_04_3.csv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'Blossin-SubjList'.A6]" office:value-type="float" office:value="5" calcext:value-type="float">
            <text:p>5</text:p>
          </table:table-cell>
          <table:table-cell table:formula="of:=[$'Blossin-SubjList'.B6]" office:value-type="float" office:value="258110" calcext:value-type="float">
            <text:p>258110</text:p>
          </table:table-cell>
          <table:table-cell table:formula="of:=DATE([$'Blossin-SubjList'.F6];[$'Blossin-SubjList'.E6];[$'Blossin-SubjList'.D6])" office:value-type="date" office:date-value="2012-09-11" calcext:value-type="date">
            <text:p>2012-09-11</text:p>
          </table:table-cell>
          <table:table-cell table:formula="of:=DATE([$'Blossin-SubjList'.J6];[$'Blossin-SubjList'.I6];[$'Blossin-SubjList'.H6])" office:value-type="date" office:date-value="2019-03-28" calcext:value-type="date">
            <text:p>2019-03-28</text:p>
          </table:table-cell>
          <table:table-cell table:formula="of:=[.E6]-[.D6]" office:value-type="date" office:date-value="1906-07-16" calcext:value-type="date">
            <text:p>06;07</text:p>
          </table:table-cell>
          <table:table-cell table:formula="of:=[$'Blossin-SubjList'.O6]" office:value-type="float" office:value="4" calcext:value-type="float">
            <text:p>4</text:p>
          </table:table-cell>
          <table:table-cell table:formula="of:=[$'Blossin-SubjList'.R6]" office:value-type="string" office:string-value="data_20190328_05_4.csv" calcext:value-type="string">
            <text:p>data_20190328_05_4.csv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'Blossin-SubjList'.A7]" office:value-type="float" office:value="6" calcext:value-type="float">
            <text:p>6</text:p>
          </table:table-cell>
          <table:table-cell table:formula="of:=[$'Blossin-SubjList'.B7]" office:value-type="float" office:value="258111" calcext:value-type="float">
            <text:p>258111</text:p>
          </table:table-cell>
          <table:table-cell table:formula="of:=DATE([$'Blossin-SubjList'.F7];[$'Blossin-SubjList'.E7];[$'Blossin-SubjList'.D7])" office:value-type="date" office:date-value="2012-11-07" calcext:value-type="date">
            <text:p>2012-11-07</text:p>
          </table:table-cell>
          <table:table-cell table:formula="of:=DATE([$'Blossin-SubjList'.J7];[$'Blossin-SubjList'.I7];[$'Blossin-SubjList'.H7])" office:value-type="date" office:date-value="2019-03-28" calcext:value-type="date">
            <text:p>2019-03-28</text:p>
          </table:table-cell>
          <table:table-cell table:formula="of:=[.E7]-[.D7]" office:value-type="date" office:date-value="1906-05-20" calcext:value-type="date">
            <text:p>06;05</text:p>
          </table:table-cell>
          <table:table-cell table:formula="of:=[$'Blossin-SubjList'.O7]" office:value-type="float" office:value="0" calcext:value-type="float">
            <text:p>0</text:p>
          </table:table-cell>
          <table:table-cell table:formula="of:=[$'Blossin-SubjList'.R7]" office:value-type="string" office:string-value="data_20190328_06_0.csv, Hilfe von Erheberin, da Kind  es nicht herausgefunden hat." calcext:value-type="string">
            <text:p>data_20190328_06_0.csv, Hilfe von Erheberin, da Kind <text:s/>es nicht herausgefunden hat.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'Blossin-SubjList'.A8]" office:value-type="float" office:value="7" calcext:value-type="float">
            <text:p>7</text:p>
          </table:table-cell>
          <table:table-cell table:formula="of:=[$'Blossin-SubjList'.B8]" office:value-type="float" office:value="258112" calcext:value-type="float">
            <text:p>258112</text:p>
          </table:table-cell>
          <table:table-cell table:formula="of:=DATE([$'Blossin-SubjList'.F8];[$'Blossin-SubjList'.E8];[$'Blossin-SubjList'.D8])" office:value-type="date" office:date-value="2012-10-11" calcext:value-type="date">
            <text:p>2012-10-11</text:p>
          </table:table-cell>
          <table:table-cell table:formula="of:=DATE([$'Blossin-SubjList'.J8];[$'Blossin-SubjList'.I8];[$'Blossin-SubjList'.H8])" office:value-type="date" office:date-value="2019-03-28" calcext:value-type="date">
            <text:p>2019-03-28</text:p>
          </table:table-cell>
          <table:table-cell table:formula="of:=[.E8]-[.D8]" office:value-type="date" office:date-value="1906-06-16" calcext:value-type="date">
            <text:p>06;06</text:p>
          </table:table-cell>
          <table:table-cell table:formula="of:=[$'Blossin-SubjList'.O8]" office:value-type="float" office:value="1" calcext:value-type="float">
            <text:p>1</text:p>
          </table:table-cell>
          <table:table-cell table:formula="of:=[$'Blossin-SubjList'.R8]" office:value-type="string" office:string-value="data_20190328_07_1.csv" calcext:value-type="string">
            <text:p>data_20190328_07_1.csv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'Blossin-SubjList'.A9]" office:value-type="float" office:value="8" calcext:value-type="float">
            <text:p>8</text:p>
          </table:table-cell>
          <table:table-cell table:formula="of:=[$'Blossin-SubjList'.B9]" office:value-type="float" office:value="258113" calcext:value-type="float">
            <text:p>258113</text:p>
          </table:table-cell>
          <table:table-cell table:formula="of:=DATE([$'Blossin-SubjList'.F9];[$'Blossin-SubjList'.E9];[$'Blossin-SubjList'.D9])" office:value-type="date" office:date-value="2013-07-10" calcext:value-type="date">
            <text:p>2013-07-10</text:p>
          </table:table-cell>
          <table:table-cell table:formula="of:=DATE([$'Blossin-SubjList'.J9];[$'Blossin-SubjList'.I9];[$'Blossin-SubjList'.H9])" office:value-type="date" office:date-value="2019-03-28" calcext:value-type="date">
            <text:p>2019-03-28</text:p>
          </table:table-cell>
          <table:table-cell table:formula="of:=[.E9]-[.D9]" office:value-type="date" office:date-value="1905-09-17" calcext:value-type="date">
            <text:p>05;09</text:p>
          </table:table-cell>
          <table:table-cell table:formula="of:=[$'Blossin-SubjList'.O9]" office:value-type="float" office:value="2" calcext:value-type="float">
            <text:p>2</text:p>
          </table:table-cell>
          <table:table-cell table:formula="of:=[$'Blossin-SubjList'.R9]" office:value-type="string" office:string-value="data_20190328_08_2.csv" calcext:value-type="string">
            <text:p>data_20190328_08_2.csv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'Blossin-SubjList'.A10]" office:value-type="float" office:value="9" calcext:value-type="float">
            <text:p>9</text:p>
          </table:table-cell>
          <table:table-cell table:formula="of:=[$'Blossin-SubjList'.B10]" office:value-type="float" office:value="258114" calcext:value-type="float">
            <text:p>258114</text:p>
          </table:table-cell>
          <table:table-cell table:formula="of:=DATE([$'Blossin-SubjList'.F10];[$'Blossin-SubjList'.E10];[$'Blossin-SubjList'.D10])" office:value-type="date" office:date-value="2012-10-23" calcext:value-type="date">
            <text:p>2012-10-23</text:p>
          </table:table-cell>
          <table:table-cell table:formula="of:=DATE([$'Blossin-SubjList'.J10];[$'Blossin-SubjList'.I10];[$'Blossin-SubjList'.H10])" office:value-type="date" office:date-value="2019-03-28" calcext:value-type="date">
            <text:p>2019-03-28</text:p>
          </table:table-cell>
          <table:table-cell table:formula="of:=[.E10]-[.D10]" office:value-type="date" office:date-value="1906-06-04" calcext:value-type="date">
            <text:p>06;06</text:p>
          </table:table-cell>
          <table:table-cell table:formula="of:=[$'Blossin-SubjList'.O10]" office:value-type="float" office:value="3" calcext:value-type="float">
            <text:p>3</text:p>
          </table:table-cell>
          <table:table-cell table:formula="of:=[$'Blossin-SubjList'.R10]" office:value-type="string" office:string-value="data_20190328_09_3.csv, Hilfe von Erheberin, da Kind  es nicht herausgefunden hat." calcext:value-type="string">
            <text:p>data_20190328_09_3.csv, Hilfe von Erheberin, da Kind <text:s/>es nicht herausgefunden hat.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'Blossin-SubjList'.A11]" office:value-type="float" office:value="10" calcext:value-type="float">
            <text:p>10</text:p>
          </table:table-cell>
          <table:table-cell table:formula="of:=[$'Blossin-SubjList'.B11]" office:value-type="float" office:value="258115" calcext:value-type="float">
            <text:p>258115</text:p>
          </table:table-cell>
          <table:table-cell table:formula="of:=DATE([$'Blossin-SubjList'.F11];[$'Blossin-SubjList'.E11];[$'Blossin-SubjList'.D11])" office:value-type="date" office:date-value="2012-10-14" calcext:value-type="date">
            <text:p>2012-10-14</text:p>
          </table:table-cell>
          <table:table-cell table:formula="of:=DATE([$'Blossin-SubjList'.J11];[$'Blossin-SubjList'.I11];[$'Blossin-SubjList'.H11])" office:value-type="date" office:date-value="2019-03-28" calcext:value-type="date">
            <text:p>2019-03-28</text:p>
          </table:table-cell>
          <table:table-cell table:formula="of:=[.E11]-[.D11]" office:value-type="date" office:date-value="1906-06-13" calcext:value-type="date">
            <text:p>06;06</text:p>
          </table:table-cell>
          <table:table-cell table:formula="of:=[$'Blossin-SubjList'.O11]" office:value-type="float" office:value="4" calcext:value-type="float">
            <text:p>4</text:p>
          </table:table-cell>
          <table:table-cell table:formula="of:=[$'Blossin-SubjList'.R11]" office:value-type="string" office:string-value="data_20190328_10_4.csv, LIEHSE - Hilfe von Erheberin, da Kind  es nicht herausgefunden hat." calcext:value-type="string">
            <text:p>data_20190328_10_4.csv, LIEHSE - Hilfe von Erheberin, da Kind <text:s/>es nicht herausgefunden hat.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'Blossin-SubjList'.A12]" office:value-type="float" office:value="11" calcext:value-type="float">
            <text:p>11</text:p>
          </table:table-cell>
          <table:table-cell table:formula="of:=[$'Blossin-SubjList'.B12]" office:value-type="float" office:value="258116" calcext:value-type="float">
            <text:p>258116</text:p>
          </table:table-cell>
          <table:table-cell table:formula="of:=DATE([$'Blossin-SubjList'.F12];[$'Blossin-SubjList'.E12];[$'Blossin-SubjList'.D12])" office:value-type="date" office:date-value="2012-08-28" calcext:value-type="date">
            <text:p>2012-08-28</text:p>
          </table:table-cell>
          <table:table-cell table:formula="of:=DATE([$'Blossin-SubjList'.J12];[$'Blossin-SubjList'.I12];[$'Blossin-SubjList'.H12])" office:value-type="date" office:date-value="2019-03-28" calcext:value-type="date">
            <text:p>2019-03-28</text:p>
          </table:table-cell>
          <table:table-cell table:formula="of:=[.E12]-[.D12]" office:value-type="date" office:date-value="1906-07-30" calcext:value-type="date">
            <text:p>06;07</text:p>
          </table:table-cell>
          <table:table-cell table:formula="of:=[$'Blossin-SubjList'.O12]" office:value-type="float" office:value="0" calcext:value-type="float">
            <text:p>0</text:p>
          </table:table-cell>
          <table:table-cell table:formula="of:=[$'Blossin-SubjList'.R12]" office:value-type="string" office:string-value="data_20190328_11_0.csv" calcext:value-type="string">
            <text:p>data_20190328_11_0.csv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'Blossin-SubjList'.A13]" office:value-type="float" office:value="25" calcext:value-type="float">
            <text:p>25</text:p>
          </table:table-cell>
          <table:table-cell table:formula="of:=[$'Blossin-SubjList'.B13]" office:value-type="float" office:value="258132" calcext:value-type="float">
            <text:p>258132</text:p>
          </table:table-cell>
          <table:table-cell table:formula="of:=DATE([$'Blossin-SubjList'.F13];[$'Blossin-SubjList'.E13];[$'Blossin-SubjList'.D13])" office:value-type="date" office:date-value="2013-05-31" calcext:value-type="date">
            <text:p>2013-05-31</text:p>
          </table:table-cell>
          <table:table-cell table:formula="of:=DATE([$'Blossin-SubjList'.J13];[$'Blossin-SubjList'.I13];[$'Blossin-SubjList'.H13])" office:value-type="date" office:date-value="2019-04-03" calcext:value-type="date">
            <text:p>2019-04-03</text:p>
          </table:table-cell>
          <table:table-cell table:formula="of:=[.E13]-[.D13]" office:value-type="date" office:date-value="1905-11-02" calcext:value-type="date">
            <text:p>05;11</text:p>
          </table:table-cell>
          <table:table-cell table:formula="of:=[$'Blossin-SubjList'.O13]" office:value-type="float" office:value="0" calcext:value-type="float">
            <text:p>0</text:p>
          </table:table-cell>
          <table:table-cell table:formula="of:=[$'Blossin-SubjList'.R13]" office:value-type="string" office:string-value="data_20190403_12_0.csv" calcext:value-type="string">
            <text:p>data_20190403_12_0.csv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'Blossin-SubjList'.A14]" office:value-type="float" office:value="26" calcext:value-type="float">
            <text:p>26</text:p>
          </table:table-cell>
          <table:table-cell table:formula="of:=[$'Blossin-SubjList'.B14]" office:value-type="float" office:value="258133" calcext:value-type="float">
            <text:p>258133</text:p>
          </table:table-cell>
          <table:table-cell table:formula="of:=DATE([$'Blossin-SubjList'.F14];[$'Blossin-SubjList'.E14];[$'Blossin-SubjList'.D14])" office:value-type="date" office:date-value="2013-06-06" calcext:value-type="date">
            <text:p>2013-06-06</text:p>
          </table:table-cell>
          <table:table-cell table:formula="of:=DATE([$'Blossin-SubjList'.J14];[$'Blossin-SubjList'.I14];[$'Blossin-SubjList'.H14])" office:value-type="date" office:date-value="2019-04-03" calcext:value-type="date">
            <text:p>2019-04-03</text:p>
          </table:table-cell>
          <table:table-cell table:formula="of:=[.E14]-[.D14]" office:value-type="date" office:date-value="1905-10-27" calcext:value-type="date">
            <text:p>05;10</text:p>
          </table:table-cell>
          <table:table-cell table:formula="of:=[$'Blossin-SubjList'.O14]" office:value-type="float" office:value="1" calcext:value-type="float">
            <text:p>1</text:p>
          </table:table-cell>
          <table:table-cell table:formula="of:=[$'Blossin-SubjList'.R14]" office:value-type="string" office:string-value="data_20190403_13_1.csv" calcext:value-type="string">
            <text:p>data_20190403_13_1.csv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'Blossin-SubjList'.A15]" office:value-type="float" office:value="27" calcext:value-type="float">
            <text:p>27</text:p>
          </table:table-cell>
          <table:table-cell table:formula="of:=[$'Blossin-SubjList'.B15]" office:value-type="float" office:value="258134" calcext:value-type="float">
            <text:p>258134</text:p>
          </table:table-cell>
          <table:table-cell table:formula="of:=DATE([$'Blossin-SubjList'.F15];[$'Blossin-SubjList'.E15];[$'Blossin-SubjList'.D15])" office:value-type="date" office:date-value="2013-07-28" calcext:value-type="date">
            <text:p>2013-07-28</text:p>
          </table:table-cell>
          <table:table-cell table:formula="of:=DATE([$'Blossin-SubjList'.J15];[$'Blossin-SubjList'.I15];[$'Blossin-SubjList'.H15])" office:value-type="date" office:date-value="2019-04-03" calcext:value-type="date">
            <text:p>2019-04-03</text:p>
          </table:table-cell>
          <table:table-cell table:formula="of:=[.E15]-[.D15]" office:value-type="date" office:date-value="1905-09-05" calcext:value-type="date">
            <text:p>05;09</text:p>
          </table:table-cell>
          <table:table-cell table:formula="of:=[$'Blossin-SubjList'.O15]" office:value-type="float" office:value="2" calcext:value-type="float">
            <text:p>2</text:p>
          </table:table-cell>
          <table:table-cell table:formula="of:=[$'Blossin-SubjList'.R15]" office:value-type="string" office:string-value="data_20190403_14_2.csv" calcext:value-type="string">
            <text:p>data_20190403_14_2.csv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'Blossin-SubjList'.A16]" office:value-type="float" office:value="28" calcext:value-type="float">
            <text:p>28</text:p>
          </table:table-cell>
          <table:table-cell table:formula="of:=[$'Blossin-SubjList'.B16]" office:value-type="float" office:value="258135" calcext:value-type="float">
            <text:p>258135</text:p>
          </table:table-cell>
          <table:table-cell table:formula="of:=DATE([$'Blossin-SubjList'.F16];[$'Blossin-SubjList'.E16];[$'Blossin-SubjList'.D16])" office:value-type="date" office:date-value="2012-09-29" calcext:value-type="date">
            <text:p>2012-09-29</text:p>
          </table:table-cell>
          <table:table-cell table:formula="of:=DATE([$'Blossin-SubjList'.J16];[$'Blossin-SubjList'.I16];[$'Blossin-SubjList'.H16])" office:value-type="date" office:date-value="2019-04-03" calcext:value-type="date">
            <text:p>2019-04-03</text:p>
          </table:table-cell>
          <table:table-cell table:formula="of:=[.E16]-[.D16]" office:value-type="date" office:date-value="1906-07-04" calcext:value-type="date">
            <text:p>06;07</text:p>
          </table:table-cell>
          <table:table-cell table:formula="of:=[$'Blossin-SubjList'.O16]" office:value-type="float" office:value="3" calcext:value-type="float">
            <text:p>3</text:p>
          </table:table-cell>
          <table:table-cell table:formula="of:=[$'Blossin-SubjList'.R16]" office:value-type="string" office:string-value="data_20190403_15_3.csv" calcext:value-type="string">
            <text:p>data_20190403_15_3.csv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'Blossin-SubjList'.A17]" office:value-type="float" office:value="29" calcext:value-type="float">
            <text:p>29</text:p>
          </table:table-cell>
          <table:table-cell table:formula="of:=[$'Blossin-SubjList'.B17]" office:value-type="float" office:value="258136" calcext:value-type="float">
            <text:p>258136</text:p>
          </table:table-cell>
          <table:table-cell table:formula="of:=DATE([$'Blossin-SubjList'.F17];[$'Blossin-SubjList'.E17];[$'Blossin-SubjList'.D17])" office:value-type="date" office:date-value="2012-11-08" calcext:value-type="date">
            <text:p>2012-11-08</text:p>
          </table:table-cell>
          <table:table-cell table:formula="of:=DATE([$'Blossin-SubjList'.J17];[$'Blossin-SubjList'.I17];[$'Blossin-SubjList'.H17])" office:value-type="date" office:date-value="2019-04-03" calcext:value-type="date">
            <text:p>2019-04-03</text:p>
          </table:table-cell>
          <table:table-cell table:formula="of:=[.E17]-[.D17]" office:value-type="date" office:date-value="1906-05-25" calcext:value-type="date">
            <text:p>06;05</text:p>
          </table:table-cell>
          <table:table-cell table:formula="of:=[$'Blossin-SubjList'.O17]" office:value-type="float" office:value="4" calcext:value-type="float">
            <text:p>4</text:p>
          </table:table-cell>
          <table:table-cell table:formula="of:=[$'Blossin-SubjList'.R17]" office:value-type="string" office:string-value="data_20190403_16_4.csv, Kind hat sofort gedrückt, E 6x gedrückt, dann geht es erst offiziell los! Lampe hat am Ende NICHT GELEUCHTET, auch nicht als E alles probiert hat" calcext:value-type="string">
            <text:p>data_20190403_16_4.csv, Kind hat sofort gedrückt, E 6x gedrückt, dann geht es erst offiziell los! Lampe hat am Ende NICHT GELEUCHTET, auch nicht als E alles probiert hat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'Blossin-SubjList'.A18]" office:value-type="float" office:value="30" calcext:value-type="float">
            <text:p>30</text:p>
          </table:table-cell>
          <table:table-cell table:formula="of:=[$'Blossin-SubjList'.B18]" office:value-type="float" office:value="258165" calcext:value-type="float">
            <text:p>258165</text:p>
          </table:table-cell>
          <table:table-cell table:formula="of:=DATE([$'Blossin-SubjList'.F18];[$'Blossin-SubjList'.E18];[$'Blossin-SubjList'.D18])" office:value-type="date" office:date-value="2013-09-13" calcext:value-type="date">
            <text:p>2013-09-13</text:p>
          </table:table-cell>
          <table:table-cell table:formula="of:=DATE([$'Blossin-SubjList'.J18];[$'Blossin-SubjList'.I18];[$'Blossin-SubjList'.H18])" office:value-type="date" office:date-value="2019-04-12" calcext:value-type="date">
            <text:p>2019-04-12</text:p>
          </table:table-cell>
          <table:table-cell table:formula="of:=[.E18]-[.D18]" office:value-type="date" office:date-value="1905-07-29" calcext:value-type="date">
            <text:p>05;07</text:p>
          </table:table-cell>
          <table:table-cell table:formula="of:=[$'Blossin-SubjList'.O18]" office:value-type="float" office:value="0" calcext:value-type="float">
            <text:p>0</text:p>
          </table:table-cell>
          <table:table-cell table:formula="of:=[$'Blossin-SubjList'.R18]" office:value-type="string" office:string-value="data_20190412_17_0.csv" calcext:value-type="string">
            <text:p>data_20190412_17_0.csv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'Blossin-SubjList'.A19]" office:value-type="float" office:value="31" calcext:value-type="float">
            <text:p>31</text:p>
          </table:table-cell>
          <table:table-cell table:formula="of:=[$'Blossin-SubjList'.B19]" office:value-type="float" office:value="258166" calcext:value-type="float">
            <text:p>258166</text:p>
          </table:table-cell>
          <table:table-cell table:formula="of:=DATE([$'Blossin-SubjList'.F19];[$'Blossin-SubjList'.E19];[$'Blossin-SubjList'.D19])" office:value-type="date" office:date-value="2013-05-31" calcext:value-type="date">
            <text:p>2013-05-31</text:p>
          </table:table-cell>
          <table:table-cell table:formula="of:=DATE([$'Blossin-SubjList'.J19];[$'Blossin-SubjList'.I19];[$'Blossin-SubjList'.H19])" office:value-type="date" office:date-value="2019-04-12" calcext:value-type="date">
            <text:p>2019-04-12</text:p>
          </table:table-cell>
          <table:table-cell table:formula="of:=[.E19]-[.D19]" office:value-type="date" office:date-value="1905-11-11" calcext:value-type="date">
            <text:p>05;11</text:p>
          </table:table-cell>
          <table:table-cell table:formula="of:=[$'Blossin-SubjList'.O19]" office:value-type="float" office:value="1" calcext:value-type="float">
            <text:p>1</text:p>
          </table:table-cell>
          <table:table-cell table:formula="of:=[$'Blossin-SubjList'.R19]" office:value-type="string" office:string-value="data_20190412_18_1.csv" calcext:value-type="string">
            <text:p>data_20190412_18_1.csv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'Blossin-SubjList'.A20]" office:value-type="float" office:value="32" calcext:value-type="float">
            <text:p>32</text:p>
          </table:table-cell>
          <table:table-cell table:formula="of:=[$'Blossin-SubjList'.B20]" office:value-type="float" office:value="258167" calcext:value-type="float">
            <text:p>258167</text:p>
          </table:table-cell>
          <table:table-cell table:formula="of:=DATE([$'Blossin-SubjList'.F20];[$'Blossin-SubjList'.E20];[$'Blossin-SubjList'.D20])" office:value-type="date" office:date-value="2013-04-09" calcext:value-type="date">
            <text:p>2013-04-09</text:p>
          </table:table-cell>
          <table:table-cell table:formula="of:=DATE([$'Blossin-SubjList'.J20];[$'Blossin-SubjList'.I20];[$'Blossin-SubjList'.H20])" office:value-type="date" office:date-value="2019-04-12" calcext:value-type="date">
            <text:p>2019-04-12</text:p>
          </table:table-cell>
          <table:table-cell table:formula="of:=[.E20]-[.D20]" office:value-type="date" office:date-value="1906-01-02" calcext:value-type="date">
            <text:p>06;01</text:p>
          </table:table-cell>
          <table:table-cell table:formula="of:=[$'Blossin-SubjList'.O20]" office:value-type="float" office:value="2" calcext:value-type="float">
            <text:p>2</text:p>
          </table:table-cell>
          <table:table-cell table:formula="of:=[$'Blossin-SubjList'.R20]" office:value-type="string" office:string-value="data_20190412_19_2.csv" calcext:value-type="string">
            <text:p>data_20190412_19_2.csv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'Blossin-SubjList'.A21]" office:value-type="float" office:value="33" calcext:value-type="float">
            <text:p>33</text:p>
          </table:table-cell>
          <table:table-cell table:formula="of:=[$'Blossin-SubjList'.B21]" office:value-type="float" office:value="258168" calcext:value-type="float">
            <text:p>258168</text:p>
          </table:table-cell>
          <table:table-cell table:formula="of:=DATE([$'Blossin-SubjList'.F21];[$'Blossin-SubjList'.E21];[$'Blossin-SubjList'.D21])" office:value-type="date" office:date-value="2013-05-17" calcext:value-type="date">
            <text:p>2013-05-17</text:p>
          </table:table-cell>
          <table:table-cell table:formula="of:=DATE([$'Blossin-SubjList'.J21];[$'Blossin-SubjList'.I21];[$'Blossin-SubjList'.H21])" office:value-type="date" office:date-value="2019-04-12" calcext:value-type="date">
            <text:p>2019-04-12</text:p>
          </table:table-cell>
          <table:table-cell table:formula="of:=[.E21]-[.D21]" office:value-type="date" office:date-value="1905-11-25" calcext:value-type="date">
            <text:p>05;11</text:p>
          </table:table-cell>
          <table:table-cell table:formula="of:=[$'Blossin-SubjList'.O21]" office:value-type="float" office:value="3" calcext:value-type="float">
            <text:p>3</text:p>
          </table:table-cell>
          <table:table-cell table:formula="of:=[$'Blossin-SubjList'.R21]" office:value-type="string" office:string-value="data_20190412_20_3.csv" calcext:value-type="string">
            <text:p>data_20190412_20_3.csv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'Blossin-SubjList'.A22]" office:value-type="float" office:value="34" calcext:value-type="float">
            <text:p>34</text:p>
          </table:table-cell>
          <table:table-cell table:formula="of:=[$'Blossin-SubjList'.B22]" office:value-type="float" office:value="258169" calcext:value-type="float">
            <text:p>258169</text:p>
          </table:table-cell>
          <table:table-cell table:formula="of:=DATE([$'Blossin-SubjList'.F22];[$'Blossin-SubjList'.E22];[$'Blossin-SubjList'.D22])" office:value-type="date" office:date-value="2013-03-28" calcext:value-type="date">
            <text:p>2013-03-28</text:p>
          </table:table-cell>
          <table:table-cell table:formula="of:=DATE([$'Blossin-SubjList'.J22];[$'Blossin-SubjList'.I22];[$'Blossin-SubjList'.H22])" office:value-type="date" office:date-value="2019-04-12" calcext:value-type="date">
            <text:p>2019-04-12</text:p>
          </table:table-cell>
          <table:table-cell table:formula="of:=[.E22]-[.D22]" office:value-type="date" office:date-value="1906-01-14" calcext:value-type="date">
            <text:p>06;01</text:p>
          </table:table-cell>
          <table:table-cell table:formula="of:=[$'Blossin-SubjList'.O22]" office:value-type="float" office:value="4" calcext:value-type="float">
            <text:p>4</text:p>
          </table:table-cell>
          <table:table-cell table:formula="of:=[$'Blossin-SubjList'.R22]" office:value-type="string" office:string-value="data_20190412_21_4.csv" calcext:value-type="string">
            <text:p>data_20190412_21_4.csv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'Blossin-SubjList'.A23]" office:value-type="float" office:value="35" calcext:value-type="float">
            <text:p>35</text:p>
          </table:table-cell>
          <table:table-cell table:formula="of:=[$'Blossin-SubjList'.B23]" office:value-type="float" office:value="258170" calcext:value-type="float">
            <text:p>258170</text:p>
          </table:table-cell>
          <table:table-cell table:formula="of:=DATE([$'Blossin-SubjList'.F23];[$'Blossin-SubjList'.E23];[$'Blossin-SubjList'.D23])" office:value-type="date" office:date-value="2013-09-23" calcext:value-type="date">
            <text:p>2013-09-23</text:p>
          </table:table-cell>
          <table:table-cell table:formula="of:=DATE([$'Blossin-SubjList'.J23];[$'Blossin-SubjList'.I23];[$'Blossin-SubjList'.H23])" office:value-type="date" office:date-value="2019-04-12" calcext:value-type="date">
            <text:p>2019-04-12</text:p>
          </table:table-cell>
          <table:table-cell table:formula="of:=[.E23]-[.D23]" office:value-type="date" office:date-value="1905-07-19" calcext:value-type="date">
            <text:p>05;07</text:p>
          </table:table-cell>
          <table:table-cell table:formula="of:=[$'Blossin-SubjList'.O23]" office:value-type="float" office:value="0" calcext:value-type="float">
            <text:p>0</text:p>
          </table:table-cell>
          <table:table-cell table:formula="of:=[$'Blossin-SubjList'.R23]" office:value-type="string" office:string-value="data_20190412_22_0.csv" calcext:value-type="string">
            <text:p>data_20190412_22_0.csv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'Blossin-SubjList'.A24]" office:value-type="float" office:value="36" calcext:value-type="float">
            <text:p>36</text:p>
          </table:table-cell>
          <table:table-cell table:formula="of:=[$'Blossin-SubjList'.B24]" office:value-type="float" office:value="258171" calcext:value-type="float">
            <text:p>258171</text:p>
          </table:table-cell>
          <table:table-cell table:formula="of:=DATE([$'Blossin-SubjList'.F24];[$'Blossin-SubjList'.E24];[$'Blossin-SubjList'.D24])" office:value-type="date" office:date-value="2012-10-09" calcext:value-type="date">
            <text:p>2012-10-09</text:p>
          </table:table-cell>
          <table:table-cell table:formula="of:=DATE([$'Blossin-SubjList'.J24];[$'Blossin-SubjList'.I24];[$'Blossin-SubjList'.H24])" office:value-type="date" office:date-value="2019-04-12" calcext:value-type="date">
            <text:p>2019-04-12</text:p>
          </table:table-cell>
          <table:table-cell table:formula="of:=[.E24]-[.D24]" office:value-type="date" office:date-value="1906-07-03" calcext:value-type="date">
            <text:p>06;07</text:p>
          </table:table-cell>
          <table:table-cell table:formula="of:=[$'Blossin-SubjList'.O24]" office:value-type="float" office:value="1" calcext:value-type="float">
            <text:p>1</text:p>
          </table:table-cell>
          <table:table-cell table:formula="of:=[$'Blossin-SubjList'.R24]" office:value-type="string" office:string-value="data_20190412_23_1.csv, ein anderes hat dem Kind Tipps von draußen gegeben was es tippen soll!" calcext:value-type="string">
            <text:p>data_20190412_23_1.csv, ein anderes hat dem Kind Tipps von draußen gegeben was es tippen soll!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'Blossin-SubjList'.A25]" office:value-type="float" office:value="37" calcext:value-type="float">
            <text:p>37</text:p>
          </table:table-cell>
          <table:table-cell table:formula="of:=[$'Blossin-SubjList'.B25]" office:value-type="float" office:value="258172" calcext:value-type="float">
            <text:p>258172</text:p>
          </table:table-cell>
          <table:table-cell table:formula="of:=DATE([$'Blossin-SubjList'.F25];[$'Blossin-SubjList'.E25];[$'Blossin-SubjList'.D25])" office:value-type="date" office:date-value="2013-04-09" calcext:value-type="date">
            <text:p>2013-04-09</text:p>
          </table:table-cell>
          <table:table-cell table:formula="of:=DATE([$'Blossin-SubjList'.J25];[$'Blossin-SubjList'.I25];[$'Blossin-SubjList'.H25])" office:value-type="date" office:date-value="2019-04-12" calcext:value-type="date">
            <text:p>2019-04-12</text:p>
          </table:table-cell>
          <table:table-cell table:formula="of:=[.E25]-[.D25]" office:value-type="date" office:date-value="1906-01-02" calcext:value-type="date">
            <text:p>06;01</text:p>
          </table:table-cell>
          <table:table-cell table:formula="of:=[$'Blossin-SubjList'.O25]" office:value-type="float" office:value="2" calcext:value-type="float">
            <text:p>2</text:p>
          </table:table-cell>
          <table:table-cell table:formula="of:=[$'Blossin-SubjList'.R25]" office:value-type="string" office:string-value="data_20190412_24_2.csv" calcext:value-type="string">
            <text:p>data_20190412_24_2.csv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'Blossin-SubjList'.A26]" office:value-type="float" office:value="38" calcext:value-type="float">
            <text:p>38</text:p>
          </table:table-cell>
          <table:table-cell table:formula="of:=[$'Blossin-SubjList'.B26]" office:value-type="float" office:value="258173" calcext:value-type="float">
            <text:p>258173</text:p>
          </table:table-cell>
          <table:table-cell table:formula="of:=DATE([$'Blossin-SubjList'.F26];[$'Blossin-SubjList'.E26];[$'Blossin-SubjList'.D26])" office:value-type="date" office:date-value="2013-08-11" calcext:value-type="date">
            <text:p>2013-08-11</text:p>
          </table:table-cell>
          <table:table-cell table:formula="of:=DATE([$'Blossin-SubjList'.J26];[$'Blossin-SubjList'.I26];[$'Blossin-SubjList'.H26])" office:value-type="date" office:date-value="2019-04-12" calcext:value-type="date">
            <text:p>2019-04-12</text:p>
          </table:table-cell>
          <table:table-cell table:formula="of:=[.E26]-[.D26]" office:value-type="date" office:date-value="1905-08-31" calcext:value-type="date">
            <text:p>05;08</text:p>
          </table:table-cell>
          <table:table-cell table:formula="of:=[$'Blossin-SubjList'.O26]" office:value-type="float" office:value="3" calcext:value-type="float">
            <text:p>3</text:p>
          </table:table-cell>
          <table:table-cell table:formula="of:=[$'Blossin-SubjList'.R26]" office:value-type="string" office:string-value="data_20190412_25_3_.csv, leere Datei, da auf &quot;Reset&quot; statt auf &quot;Save&quot; gedrückt, Eingabedaten weg" calcext:value-type="string">
            <text:p>data_20190412_25_3_.csv, leere Datei, da auf "Reset" statt auf "Save" gedrückt, Eingabedaten weg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'Blossin-SubjList'.A27]" office:value-type="float" office:value="39" calcext:value-type="float">
            <text:p>39</text:p>
          </table:table-cell>
          <table:table-cell table:formula="of:=[$'Blossin-SubjList'.B27]" office:value-type="float" office:value="258174" calcext:value-type="float">
            <text:p>258174</text:p>
          </table:table-cell>
          <table:table-cell table:formula="of:=DATE([$'Blossin-SubjList'.F27];[$'Blossin-SubjList'.E27];[$'Blossin-SubjList'.D27])" office:value-type="date" office:date-value="2012-10-21" calcext:value-type="date">
            <text:p>2012-10-21</text:p>
          </table:table-cell>
          <table:table-cell table:formula="of:=DATE([$'Blossin-SubjList'.J27];[$'Blossin-SubjList'.I27];[$'Blossin-SubjList'.H27])" office:value-type="date" office:date-value="2019-04-12" calcext:value-type="date">
            <text:p>2019-04-12</text:p>
          </table:table-cell>
          <table:table-cell table:formula="of:=[.E27]-[.D27]" office:value-type="date" office:date-value="1906-06-21" calcext:value-type="date">
            <text:p>06;06</text:p>
          </table:table-cell>
          <table:table-cell table:formula="of:=[$'Blossin-SubjList'.O27]" office:value-type="float" office:value="4" calcext:value-type="float">
            <text:p>4</text:p>
          </table:table-cell>
          <table:table-cell table:formula="of:=[$'Blossin-SubjList'.R27]" office:value-type="string" office:string-value="data_20190412_26_4.csv" calcext:value-type="string">
            <text:p>data_20190412_26_4.csv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'Blossin-SubjList'.A28]" office:value-type="float" office:value="40" calcext:value-type="float">
            <text:p>40</text:p>
          </table:table-cell>
          <table:table-cell table:formula="of:=[$'Blossin-SubjList'.B28]" office:value-type="float" office:value="258175" calcext:value-type="float">
            <text:p>258175</text:p>
          </table:table-cell>
          <table:table-cell table:formula="of:=DATE([$'Blossin-SubjList'.F28];[$'Blossin-SubjList'.E28];[$'Blossin-SubjList'.D28])" office:value-type="date" office:date-value="2012-08-24" calcext:value-type="date">
            <text:p>2012-08-24</text:p>
          </table:table-cell>
          <table:table-cell table:formula="of:=DATE([$'Blossin-SubjList'.J28];[$'Blossin-SubjList'.I28];[$'Blossin-SubjList'.H28])" office:value-type="date" office:date-value="2019-04-12" calcext:value-type="date">
            <text:p>2019-04-12</text:p>
          </table:table-cell>
          <table:table-cell table:formula="of:=[.E28]-[.D28]" office:value-type="date" office:date-value="1906-08-18" calcext:value-type="date">
            <text:p>06;08</text:p>
          </table:table-cell>
          <table:table-cell table:formula="of:=[$'Blossin-SubjList'.O28]" office:value-type="float" office:value="0" calcext:value-type="float">
            <text:p>0</text:p>
          </table:table-cell>
          <table:table-cell table:formula="of:=[$'Blossin-SubjList'.R28]" office:value-type="string" office:string-value="data_20190412_27_0.csv" calcext:value-type="string">
            <text:p>data_20190412_27_0.csv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'Blossin-SubjList'.A29]" office:value-type="float" office:value="0" calcext:value-type="float">
            <text:p>0</text:p>
          </table:table-cell>
          <table:table-cell table:formula="of:=[$'Blossin-SubjList'.B29]" office:value-type="float" office:value="0" calcext:value-type="float">
            <text:p>0</text:p>
          </table:table-cell>
          <table:table-cell table:formula="of:=DATE([$'Blossin-SubjList'.F29];[$'Blossin-SubjList'.E29];[$'Blossin-SubjList'.D29])" office:value-type="date" office:date-value="1999-11-30" calcext:value-type="date">
            <text:p>1999-11-30</text:p>
          </table:table-cell>
          <table:table-cell table:formula="of:=DATE([$'Blossin-SubjList'.J29];[$'Blossin-SubjList'.I29];[$'Blossin-SubjList'.H29])" office:value-type="date" office:date-value="1999-11-30" calcext:value-type="date">
            <text:p>1999-11-30</text:p>
          </table:table-cell>
          <table:table-cell table:formula="of:=[.E29]-[.D29]" office:value-type="date" office:date-value="1899-12-30" calcext:value-type="date">
            <text:p>99;12</text:p>
          </table:table-cell>
          <table:table-cell table:formula="of:=[$'Blossin-SubjList'.O29]" office:value-type="float" office:value="0" calcext:value-type="float">
            <text:p>0</text:p>
          </table:table-cell>
          <table:table-cell table:formula="of:=[$'Blossin-SubjList'.R2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'Blossin-SubjList'.A30]" office:value-type="float" office:value="0" calcext:value-type="float">
            <text:p>0</text:p>
          </table:table-cell>
          <table:table-cell table:formula="of:=[$'Blossin-SubjList'.B30]" office:value-type="float" office:value="0" calcext:value-type="float">
            <text:p>0</text:p>
          </table:table-cell>
          <table:table-cell table:formula="of:=DATE([$'Blossin-SubjList'.F30];[$'Blossin-SubjList'.E30];[$'Blossin-SubjList'.D30])" office:value-type="date" office:date-value="1999-11-30" calcext:value-type="date">
            <text:p>1999-11-30</text:p>
          </table:table-cell>
          <table:table-cell table:formula="of:=DATE([$'Blossin-SubjList'.J30];[$'Blossin-SubjList'.I30];[$'Blossin-SubjList'.H30])" office:value-type="date" office:date-value="1999-11-30" calcext:value-type="date">
            <text:p>1999-11-30</text:p>
          </table:table-cell>
          <table:table-cell table:formula="of:=[.E30]-[.D30]" office:value-type="date" office:date-value="1899-12-30" calcext:value-type="date">
            <text:p>99;12</text:p>
          </table:table-cell>
          <table:table-cell table:formula="of:=[$'Blossin-SubjList'.O30]" office:value-type="float" office:value="0" calcext:value-type="float">
            <text:p>0</text:p>
          </table:table-cell>
          <table:table-cell table:formula="of:=[$'Blossin-SubjList'.R3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'Blossin-SubjList'.A31]" office:value-type="float" office:value="0" calcext:value-type="float">
            <text:p>0</text:p>
          </table:table-cell>
          <table:table-cell table:formula="of:=[$'Blossin-SubjList'.B31]" office:value-type="float" office:value="0" calcext:value-type="float">
            <text:p>0</text:p>
          </table:table-cell>
          <table:table-cell table:formula="of:=DATE([$'Blossin-SubjList'.F31];[$'Blossin-SubjList'.E31];[$'Blossin-SubjList'.D31])" office:value-type="date" office:date-value="1999-11-30" calcext:value-type="date">
            <text:p>1999-11-30</text:p>
          </table:table-cell>
          <table:table-cell table:formula="of:=DATE([$'Blossin-SubjList'.J31];[$'Blossin-SubjList'.I31];[$'Blossin-SubjList'.H31])" office:value-type="date" office:date-value="1999-11-30" calcext:value-type="date">
            <text:p>1999-11-30</text:p>
          </table:table-cell>
          <table:table-cell table:formula="of:=[.E31]-[.D31]" office:value-type="date" office:date-value="1899-12-30" calcext:value-type="date">
            <text:p>99;12</text:p>
          </table:table-cell>
          <table:table-cell table:formula="of:=[$'Blossin-SubjList'.O31]" office:value-type="float" office:value="0" calcext:value-type="float">
            <text:p>0</text:p>
          </table:table-cell>
          <table:table-cell table:formula="of:=[$'Blossin-SubjList'.R3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'Blossin-SubjList'.A32]" office:value-type="float" office:value="0" calcext:value-type="float">
            <text:p>0</text:p>
          </table:table-cell>
          <table:table-cell table:formula="of:=[$'Blossin-SubjList'.B32]" office:value-type="float" office:value="0" calcext:value-type="float">
            <text:p>0</text:p>
          </table:table-cell>
          <table:table-cell table:formula="of:=DATE([$'Blossin-SubjList'.F32];[$'Blossin-SubjList'.E32];[$'Blossin-SubjList'.D32])" office:value-type="date" office:date-value="1999-11-30" calcext:value-type="date">
            <text:p>1999-11-30</text:p>
          </table:table-cell>
          <table:table-cell table:formula="of:=DATE([$'Blossin-SubjList'.J32];[$'Blossin-SubjList'.I32];[$'Blossin-SubjList'.H32])" office:value-type="date" office:date-value="1999-11-30" calcext:value-type="date">
            <text:p>1999-11-30</text:p>
          </table:table-cell>
          <table:table-cell table:formula="of:=[.E32]-[.D32]" office:value-type="date" office:date-value="1899-12-30" calcext:value-type="date">
            <text:p>99;12</text:p>
          </table:table-cell>
          <table:table-cell table:formula="of:=[$'Blossin-SubjList'.O32]" office:value-type="float" office:value="0" calcext:value-type="float">
            <text:p>0</text:p>
          </table:table-cell>
          <table:table-cell table:formula="of:=[$'Blossin-SubjList'.R3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'Blossin-SubjList'.A33]" office:value-type="float" office:value="0" calcext:value-type="float">
            <text:p>0</text:p>
          </table:table-cell>
          <table:table-cell table:formula="of:=[$'Blossin-SubjList'.B33]" office:value-type="float" office:value="0" calcext:value-type="float">
            <text:p>0</text:p>
          </table:table-cell>
          <table:table-cell table:formula="of:=DATE([$'Blossin-SubjList'.F33];[$'Blossin-SubjList'.E33];[$'Blossin-SubjList'.D33])" office:value-type="date" office:date-value="1999-11-30" calcext:value-type="date">
            <text:p>1999-11-30</text:p>
          </table:table-cell>
          <table:table-cell table:formula="of:=DATE([$'Blossin-SubjList'.J33];[$'Blossin-SubjList'.I33];[$'Blossin-SubjList'.H33])" office:value-type="date" office:date-value="1999-11-30" calcext:value-type="date">
            <text:p>1999-11-30</text:p>
          </table:table-cell>
          <table:table-cell table:formula="of:=[.E33]-[.D33]" office:value-type="date" office:date-value="1899-12-30" calcext:value-type="date">
            <text:p>99;12</text:p>
          </table:table-cell>
          <table:table-cell table:formula="of:=[$'Blossin-SubjList'.O33]" office:value-type="float" office:value="0" calcext:value-type="float">
            <text:p>0</text:p>
          </table:table-cell>
          <table:table-cell table:formula="of:=[$'Blossin-SubjList'.R3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$'Blossin-SubjList'.A34]" office:value-type="float" office:value="0" calcext:value-type="float">
            <text:p>0</text:p>
          </table:table-cell>
          <table:table-cell table:formula="of:=[$'Blossin-SubjList'.B34]" office:value-type="float" office:value="0" calcext:value-type="float">
            <text:p>0</text:p>
          </table:table-cell>
          <table:table-cell table:formula="of:=DATE([$'Blossin-SubjList'.F34];[$'Blossin-SubjList'.E34];[$'Blossin-SubjList'.D34])" office:value-type="date" office:date-value="1999-11-30" calcext:value-type="date">
            <text:p>1999-11-30</text:p>
          </table:table-cell>
          <table:table-cell table:formula="of:=DATE([$'Blossin-SubjList'.J34];[$'Blossin-SubjList'.I34];[$'Blossin-SubjList'.H34])" office:value-type="date" office:date-value="1999-11-30" calcext:value-type="date">
            <text:p>1999-11-30</text:p>
          </table:table-cell>
          <table:table-cell table:formula="of:=[.E34]-[.D34]" office:value-type="date" office:date-value="1899-12-30" calcext:value-type="date">
            <text:p>99;12</text:p>
          </table:table-cell>
          <table:table-cell table:formula="of:=[$'Blossin-SubjList'.O34]" office:value-type="float" office:value="0" calcext:value-type="float">
            <text:p>0</text:p>
          </table:table-cell>
          <table:table-cell table:formula="of:=[$'Blossin-SubjList'.R3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$'Blossin-SubjList'.A35]" office:value-type="float" office:value="0" calcext:value-type="float">
            <text:p>0</text:p>
          </table:table-cell>
          <table:table-cell table:formula="of:=[$'Blossin-SubjList'.B35]" office:value-type="float" office:value="0" calcext:value-type="float">
            <text:p>0</text:p>
          </table:table-cell>
          <table:table-cell table:formula="of:=DATE([$'Blossin-SubjList'.F35];[$'Blossin-SubjList'.E35];[$'Blossin-SubjList'.D35])" office:value-type="date" office:date-value="1999-11-30" calcext:value-type="date">
            <text:p>1999-11-30</text:p>
          </table:table-cell>
          <table:table-cell table:formula="of:=DATE([$'Blossin-SubjList'.J35];[$'Blossin-SubjList'.I35];[$'Blossin-SubjList'.H35])" office:value-type="date" office:date-value="1999-11-30" calcext:value-type="date">
            <text:p>1999-11-30</text:p>
          </table:table-cell>
          <table:table-cell table:formula="of:=[.E35]-[.D35]" office:value-type="date" office:date-value="1899-12-30" calcext:value-type="date">
            <text:p>99;12</text:p>
          </table:table-cell>
          <table:table-cell table:formula="of:=[$'Blossin-SubjList'.O35]" office:value-type="float" office:value="0" calcext:value-type="float">
            <text:p>0</text:p>
          </table:table-cell>
          <table:table-cell table:formula="of:=[$'Blossin-SubjList'.R3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$'Blossin-SubjList'.A36]" office:value-type="float" office:value="0" calcext:value-type="float">
            <text:p>0</text:p>
          </table:table-cell>
          <table:table-cell table:formula="of:=[$'Blossin-SubjList'.B36]" office:value-type="float" office:value="0" calcext:value-type="float">
            <text:p>0</text:p>
          </table:table-cell>
          <table:table-cell table:formula="of:=DATE([$'Blossin-SubjList'.F36];[$'Blossin-SubjList'.E36];[$'Blossin-SubjList'.D36])" office:value-type="date" office:date-value="1999-11-30" calcext:value-type="date">
            <text:p>1999-11-30</text:p>
          </table:table-cell>
          <table:table-cell table:formula="of:=DATE([$'Blossin-SubjList'.J36];[$'Blossin-SubjList'.I36];[$'Blossin-SubjList'.H36])" office:value-type="date" office:date-value="1999-11-30" calcext:value-type="date">
            <text:p>1999-11-30</text:p>
          </table:table-cell>
          <table:table-cell table:formula="of:=[.E36]-[.D36]" office:value-type="date" office:date-value="1899-12-30" calcext:value-type="date">
            <text:p>99;12</text:p>
          </table:table-cell>
          <table:table-cell table:formula="of:=[$'Blossin-SubjList'.O36]" office:value-type="float" office:value="0" calcext:value-type="float">
            <text:p>0</text:p>
          </table:table-cell>
          <table:table-cell table:formula="of:=[$'Blossin-SubjList'.R3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$'Blossin-SubjList'.A37]" office:value-type="float" office:value="0" calcext:value-type="float">
            <text:p>0</text:p>
          </table:table-cell>
          <table:table-cell table:formula="of:=[$'Blossin-SubjList'.B37]" office:value-type="float" office:value="0" calcext:value-type="float">
            <text:p>0</text:p>
          </table:table-cell>
          <table:table-cell table:formula="of:=DATE([$'Blossin-SubjList'.F37];[$'Blossin-SubjList'.E37];[$'Blossin-SubjList'.D37])" office:value-type="date" office:date-value="1999-11-30" calcext:value-type="date">
            <text:p>1999-11-30</text:p>
          </table:table-cell>
          <table:table-cell table:formula="of:=DATE([$'Blossin-SubjList'.J37];[$'Blossin-SubjList'.I37];[$'Blossin-SubjList'.H37])" office:value-type="date" office:date-value="1999-11-30" calcext:value-type="date">
            <text:p>1999-11-30</text:p>
          </table:table-cell>
          <table:table-cell table:formula="of:=[.E37]-[.D37]" office:value-type="date" office:date-value="1899-12-30" calcext:value-type="date">
            <text:p>99;12</text:p>
          </table:table-cell>
          <table:table-cell table:formula="of:=[$'Blossin-SubjList'.O37]" office:value-type="float" office:value="0" calcext:value-type="float">
            <text:p>0</text:p>
          </table:table-cell>
          <table:table-cell table:formula="of:=[$'Blossin-SubjList'.R3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$'Blossin-SubjList'.A38]" office:value-type="float" office:value="0" calcext:value-type="float">
            <text:p>0</text:p>
          </table:table-cell>
          <table:table-cell table:formula="of:=[$'Blossin-SubjList'.B38]" office:value-type="float" office:value="0" calcext:value-type="float">
            <text:p>0</text:p>
          </table:table-cell>
          <table:table-cell table:formula="of:=DATE([$'Blossin-SubjList'.F38];[$'Blossin-SubjList'.E38];[$'Blossin-SubjList'.D38])" office:value-type="date" office:date-value="1999-11-30" calcext:value-type="date">
            <text:p>1999-11-30</text:p>
          </table:table-cell>
          <table:table-cell table:formula="of:=DATE([$'Blossin-SubjList'.J38];[$'Blossin-SubjList'.I38];[$'Blossin-SubjList'.H38])" office:value-type="date" office:date-value="1999-11-30" calcext:value-type="date">
            <text:p>1999-11-30</text:p>
          </table:table-cell>
          <table:table-cell table:formula="of:=[.E38]-[.D38]" office:value-type="date" office:date-value="1899-12-30" calcext:value-type="date">
            <text:p>99;12</text:p>
          </table:table-cell>
          <table:table-cell table:formula="of:=[$'Blossin-SubjList'.O38]" office:value-type="float" office:value="0" calcext:value-type="float">
            <text:p>0</text:p>
          </table:table-cell>
          <table:table-cell table:formula="of:=[$'Blossin-SubjList'.R3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$'Blossin-SubjList'.A39]" office:value-type="float" office:value="0" calcext:value-type="float">
            <text:p>0</text:p>
          </table:table-cell>
          <table:table-cell table:formula="of:=[$'Blossin-SubjList'.B39]" office:value-type="float" office:value="0" calcext:value-type="float">
            <text:p>0</text:p>
          </table:table-cell>
          <table:table-cell table:formula="of:=DATE([$'Blossin-SubjList'.F39];[$'Blossin-SubjList'.E39];[$'Blossin-SubjList'.D39])" office:value-type="date" office:date-value="1999-11-30" calcext:value-type="date">
            <text:p>1999-11-30</text:p>
          </table:table-cell>
          <table:table-cell table:formula="of:=DATE([$'Blossin-SubjList'.J39];[$'Blossin-SubjList'.I39];[$'Blossin-SubjList'.H39])" office:value-type="date" office:date-value="1999-11-30" calcext:value-type="date">
            <text:p>1999-11-30</text:p>
          </table:table-cell>
          <table:table-cell table:formula="of:=[.E39]-[.D39]" office:value-type="date" office:date-value="1899-12-30" calcext:value-type="date">
            <text:p>99;12</text:p>
          </table:table-cell>
          <table:table-cell table:formula="of:=[$'Blossin-SubjList'.O39]" office:value-type="float" office:value="0" calcext:value-type="float">
            <text:p>0</text:p>
          </table:table-cell>
          <table:table-cell table:formula="of:=[$'Blossin-SubjList'.R39]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ossin-SubjList" table:style-name="ta1">
        <table:table-column table:style-name="co3" table:default-cell-style-name="ce35"/>
        <table:table-column table:style-name="co3" table:default-cell-style-name="ce33"/>
        <table:table-column table:style-name="co3" table:number-columns-repeated="4" table:default-cell-style-name="ce35"/>
        <table:table-column table:style-name="co3" table:default-cell-style-name="ce39"/>
        <table:table-column table:style-name="co3" table:number-columns-repeated="3" table:default-cell-style-name="ce35"/>
        <table:table-column table:style-name="co3" table:number-columns-repeated="3" table:default-cell-style-name="ce39"/>
        <table:table-column table:style-name="co3" table:number-columns-repeated="3" table:default-cell-style-name="ce35"/>
        <table:table-column table:style-name="co3" table:default-cell-style-name="ce42"/>
        <table:table-column table:style-name="co3" table:default-cell-style-name="ce44"/>
        <table:table-column table:style-name="co3" table:number-columns-repeated="1006" table:default-cell-style-name="ce22"/>
        <table:table-row table:style-name="ro2">
          <table:table-cell table:style-name="ce9" office:value-type="string" calcext:value-type="string">
            <text:p>nummer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sex</text:p>
          </table:table-cell>
          <table:table-cell table:style-name="ce9" office:value-type="string" calcext:value-type="string">
            <text:p>bday</text:p>
          </table:table-cell>
          <table:table-cell table:style-name="ce9" office:value-type="string" calcext:value-type="string">
            <text:p>bmon</text:p>
          </table:table-cell>
          <table:table-cell table:style-name="ce9" office:value-type="string" calcext:value-type="string">
            <text:p>byea</text:p>
          </table:table-cell>
          <table:table-cell table:style-name="ce14" office:value-type="string" calcext:value-type="string">
            <text:p>birthday</text:p>
          </table:table-cell>
          <table:table-cell table:style-name="ce9" office:value-type="string" calcext:value-type="string">
            <text:p>tday</text:p>
          </table:table-cell>
          <table:table-cell table:style-name="ce9" office:value-type="string" calcext:value-type="string">
            <text:p>tmon</text:p>
          </table:table-cell>
          <table:table-cell table:style-name="ce9" office:value-type="string" calcext:value-type="string">
            <text:p>tyea</text:p>
          </table:table-cell>
          <table:table-cell table:style-name="ce14" office:value-type="string" calcext:value-type="string">
            <text:p>testdate</text:p>
          </table:table-cell>
          <table:table-cell table:style-name="ce14" office:value-type="string" calcext:value-type="string">
            <text:p>agem</text:p>
          </table:table-cell>
          <table:table-cell table:style-name="ce14" office:value-type="string" calcext:value-type="string">
            <text:p>aged</text:p>
          </table:table-cell>
          <table:table-cell table:style-name="ce9" office:value-type="string" calcext:value-type="string">
            <text:p>study</text:p>
          </table:table-cell>
          <table:table-cell table:style-name="ce9" office:value-type="string" calcext:value-type="string">
            <text:p>condition</text:p>
          </table:table-cell>
          <table:table-cell table:style-name="ce9" office:value-type="string" calcext:value-type="string">
            <text:p>drop/comment</text:p>
          </table:table-cell>
          <table:table-cell table:style-name="ce17" office:value-type="string" calcext:value-type="string">
            <text:p>video_label: Study Condition Age Sex ID Drop/in</text:p>
          </table:table-cell>
          <table:table-cell table:style-name="ce9" office:value-type="string" calcext:value-type="string">
            <text:p>comment2</text:p>
          </table:table-cell>
          <table:table-cell table:style-name="ce20" table:number-columns-repeated="1006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table:style-name="ce32" office:value-type="float" office:value="258104" calcext:value-type="float">
            <text:p>258104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013" calcext:value-type="float">
            <text:p>2013</text:p>
          </table:table-cell>
          <table:table-cell table:style-name="ce38" table:formula="of:=[.D2]&amp;&quot;/&quot;&amp;[.E2]&amp;&quot;/&quot;&amp;[.F2]" office:value-type="string" office:string-value="15/8/2013" calcext:value-type="string">
            <text:p>15/8/201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019" calcext:value-type="float">
            <text:p>2019</text:p>
          </table:table-cell>
          <table:table-cell table:style-name="ce38" table:formula="of:=[.H2]&amp;&quot;/&quot;&amp;[.I2]&amp;&quot;/&quot;&amp;[.J2]" office:value-type="string" office:string-value="28/3/2019" calcext:value-type="string">
            <text:p>28/3/2019</text:p>
          </table:table-cell>
          <table:table-cell table:style-name="ce38" table:formula="of:=DATEDIF([.G2];[.K2]; &quot;m&quot;)" office:value-type="string" office:string-value="" calcext:value-type="error">
            <text:p>#WERT!</text:p>
          </table:table-cell>
          <table:table-cell table:style-name="ce38" table:formula="of:=DATEDIF([.G2];[.K2]; &quot;d&quot;)" office:value-type="string" office:string-value="" calcext:value-type="error">
            <text:p>#WERT!</text:p>
          </table:table-cell>
          <table:table-cell table:style-name="ce34" office:value-type="string" calcext:value-type="string">
            <text:p>LIEHSE</text:p>
          </table:table-cell>
          <table:table-cell table:style-name="ce34" office:value-type="float" office:value="0" calcext:value-type="float">
            <text:p>0</text:p>
          </table:table-cell>
          <table:table-cell table:style-name="ce34"/>
          <table:table-cell table:style-name="ce41" table:formula="of:=CONCATENATE([.N2];&quot;_&quot;;[.O2];&quot;_A&quot;;[.L2];&quot;_&quot;;[.C2];&quot;_&quot;;[.B2];[.P2])" office:value-type="string" office:string-value="" calcext:value-type="error">
            <text:p>#WERT!</text:p>
          </table:table-cell>
          <table:table-cell table:style-name="ce43" office:value-type="string" calcext:value-type="string">
            <text:p>data_20190328_01_0.csv</text:p>
          </table:table-cell>
          <table:table-cell table:style-name="ce21" table:number-columns-repeated="1006"/>
        </table:table-row>
        <table:table-row table:style-name="ro2">
          <table:table-cell table:style-name="ce33" office:value-type="float" office:value="2" calcext:value-type="float">
            <text:p>2</text:p>
          </table:table-cell>
          <table:table-cell office:value-type="float" office:value="258107" calcext:value-type="float">
            <text:p>25810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013" calcext:value-type="float">
            <text:p>2013</text:p>
          </table:table-cell>
          <table:table-cell table:formula="of:=[.D3]&amp;&quot;/&quot;&amp;[.E3]&amp;&quot;/&quot;&amp;[.F3]" office:value-type="string" office:string-value="22/4/2013" calcext:value-type="string">
            <text:p>22/4/201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019" calcext:value-type="float">
            <text:p>2019</text:p>
          </table:table-cell>
          <table:table-cell table:formula="of:=[.H3]&amp;&quot;/&quot;&amp;[.I3]&amp;&quot;/&quot;&amp;[.J3]" office:value-type="string" office:string-value="28/3/2019" calcext:value-type="string">
            <text:p>28/3/2019</text:p>
          </table:table-cell>
          <table:table-cell table:formula="of:=DATEDIF([.G3];[.K3]; &quot;m&quot;)" office:value-type="string" office:string-value="" calcext:value-type="error">
            <text:p>#WERT!</text:p>
          </table:table-cell>
          <table:table-cell table:formula="of:=DATEDIF([.G3];[.K3]; &quot;d&quot;)" office:value-type="string" office:string-value="" calcext:value-type="error">
            <text:p>#WERT!</text:p>
          </table:table-cell>
          <table:table-cell office:value-type="string" calcext:value-type="string">
            <text:p>LIEHSE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N3];&quot;_&quot;;[.O3];&quot;_A&quot;;[.L3];&quot;_&quot;;[.C3];&quot;_&quot;;[.B3];[.P3])" office:value-type="string" office:string-value="" calcext:value-type="error">
            <text:p>#WERT!</text:p>
          </table:table-cell>
          <table:table-cell office:value-type="string" calcext:value-type="string">
            <text:p>data_20190328_02_1.csv</text:p>
          </table:table-cell>
          <table:table-cell table:number-columns-repeated="1006"/>
        </table:table-row>
        <table:table-row table:style-name="ro2">
          <table:table-cell table:style-name="ce33" office:value-type="float" office:value="3" calcext:value-type="float">
            <text:p>3</text:p>
          </table:table-cell>
          <table:table-cell office:value-type="float" office:value="258108" calcext:value-type="float">
            <text:p>25810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012" calcext:value-type="float">
            <text:p>2012</text:p>
          </table:table-cell>
          <table:table-cell table:formula="of:=[.D4]&amp;&quot;/&quot;&amp;[.E4]&amp;&quot;/&quot;&amp;[.F4]" office:value-type="string" office:string-value="25/8/2012" calcext:value-type="string">
            <text:p>25/8/201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019" calcext:value-type="float">
            <text:p>2019</text:p>
          </table:table-cell>
          <table:table-cell table:formula="of:=[.H4]&amp;&quot;/&quot;&amp;[.I4]&amp;&quot;/&quot;&amp;[.J4]" office:value-type="string" office:string-value="28/3/2019" calcext:value-type="string">
            <text:p>28/3/2019</text:p>
          </table:table-cell>
          <table:table-cell table:formula="of:=DATEDIF([.G4];[.K4]; &quot;m&quot;)" office:value-type="string" office:string-value="" calcext:value-type="error">
            <text:p>#WERT!</text:p>
          </table:table-cell>
          <table:table-cell table:formula="of:=DATEDIF([.G4];[.K4]; &quot;d&quot;)" office:value-type="string" office:string-value="" calcext:value-type="error">
            <text:p>#WERT!</text:p>
          </table:table-cell>
          <table:table-cell office:value-type="string" calcext:value-type="string">
            <text:p>LIEHSE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N4];&quot;_&quot;;[.O4];&quot;_A&quot;;[.L4];&quot;_&quot;;[.C4];&quot;_&quot;;[.B4];[.P4])" office:value-type="string" office:string-value="" calcext:value-type="error">
            <text:p>#WERT!</text:p>
          </table:table-cell>
          <table:table-cell office:value-type="string" calcext:value-type="string">
            <text:p>data_20190328_03_2.csv</text:p>
          </table:table-cell>
          <table:table-cell table:number-columns-repeated="1006"/>
        </table:table-row>
        <table:table-row table:style-name="ro2">
          <table:table-cell table:style-name="ce33" office:value-type="float" office:value="4" calcext:value-type="float">
            <text:p>4</text:p>
          </table:table-cell>
          <table:table-cell office:value-type="float" office:value="258109" calcext:value-type="float">
            <text:p>25810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013" calcext:value-type="float">
            <text:p>2013</text:p>
          </table:table-cell>
          <table:table-cell table:formula="of:=[.D5]&amp;&quot;/&quot;&amp;[.E5]&amp;&quot;/&quot;&amp;[.F5]" office:value-type="string" office:string-value="25/3/2013" calcext:value-type="string">
            <text:p>25/3/201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019" calcext:value-type="float">
            <text:p>2019</text:p>
          </table:table-cell>
          <table:table-cell table:formula="of:=[.H5]&amp;&quot;/&quot;&amp;[.I5]&amp;&quot;/&quot;&amp;[.J5]" office:value-type="string" office:string-value="28/3/2019" calcext:value-type="string">
            <text:p>28/3/2019</text:p>
          </table:table-cell>
          <table:table-cell table:formula="of:=DATEDIF([.G5];[.K5]; &quot;m&quot;)" office:value-type="string" office:string-value="" calcext:value-type="error">
            <text:p>#WERT!</text:p>
          </table:table-cell>
          <table:table-cell table:formula="of:=DATEDIF([.G5];[.K5]; &quot;d&quot;)" office:value-type="string" office:string-value="" calcext:value-type="error">
            <text:p>#WERT!</text:p>
          </table:table-cell>
          <table:table-cell office:value-type="string" calcext:value-type="string">
            <text:p>LIEHSE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[.N5];&quot;_&quot;;[.O5];&quot;_A&quot;;[.L5];&quot;_&quot;;[.C5];&quot;_&quot;;[.B5];[.P5])" office:value-type="string" office:string-value="" calcext:value-type="error">
            <text:p>#WERT!</text:p>
          </table:table-cell>
          <table:table-cell office:value-type="string" calcext:value-type="string">
            <text:p>data_20190328_04_3.csv</text:p>
          </table:table-cell>
          <table:table-cell table:number-columns-repeated="1006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8110" calcext:value-type="float">
            <text:p>25811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012" calcext:value-type="float">
            <text:p>2012</text:p>
          </table:table-cell>
          <table:table-cell table:style-name="ce38" table:formula="of:=[.D6]&amp;&quot;/&quot;&amp;[.E6]&amp;&quot;/&quot;&amp;[.F6]" office:value-type="string" office:string-value="11/9/2012" calcext:value-type="string">
            <text:p>11/9/201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019" calcext:value-type="float">
            <text:p>2019</text:p>
          </table:table-cell>
          <table:table-cell table:style-name="ce38" table:formula="of:=[.H6]&amp;&quot;/&quot;&amp;[.I6]&amp;&quot;/&quot;&amp;[.J6]" office:value-type="string" office:string-value="28/3/2019" calcext:value-type="string">
            <text:p>28/3/2019</text:p>
          </table:table-cell>
          <table:table-cell table:style-name="ce38" table:formula="of:=DATEDIF([.G6];[.K6]; &quot;m&quot;)" office:value-type="string" office:string-value="" calcext:value-type="error">
            <text:p>#WERT!</text:p>
          </table:table-cell>
          <table:table-cell table:style-name="ce38" table:formula="of:=DATEDIF([.G6];[.K6]; &quot;d&quot;)" office:value-type="string" office:string-value="" calcext:value-type="error">
            <text:p>#WERT!</text:p>
          </table:table-cell>
          <table:table-cell table:style-name="ce34" office:value-type="string" calcext:value-type="string">
            <text:p>LIEHSE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41" table:formula="of:=CONCATENATE([.N6];&quot;_&quot;;[.O6];&quot;_A&quot;;[.L6];&quot;_&quot;;[.C6];&quot;_&quot;;[.B6];[.P6])" office:value-type="string" office:string-value="" calcext:value-type="error">
            <text:p>#WERT!</text:p>
          </table:table-cell>
          <table:table-cell table:style-name="ce43" office:value-type="string" calcext:value-type="string">
            <text:p>data_20190328_05_4.csv</text:p>
          </table:table-cell>
          <table:table-cell table:style-name="ce21" table:number-columns-repeated="1006"/>
        </table:table-row>
        <table:table-row table:style-name="ro2">
          <table:table-cell table:style-name="ce33" office:value-type="float" office:value="6" calcext:value-type="float">
            <text:p>6</text:p>
          </table:table-cell>
          <table:table-cell office:value-type="float" office:value="258111" calcext:value-type="float">
            <text:p>25811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012" calcext:value-type="float">
            <text:p>2012</text:p>
          </table:table-cell>
          <table:table-cell table:formula="of:=[.D7]&amp;&quot;/&quot;&amp;[.E7]&amp;&quot;/&quot;&amp;[.F7]" office:value-type="string" office:string-value="7/11/2012" calcext:value-type="string">
            <text:p>7/11/201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019" calcext:value-type="float">
            <text:p>2019</text:p>
          </table:table-cell>
          <table:table-cell table:formula="of:=[.H7]&amp;&quot;/&quot;&amp;[.I7]&amp;&quot;/&quot;&amp;[.J7]" office:value-type="string" office:string-value="28/3/2019" calcext:value-type="string">
            <text:p>28/3/2019</text:p>
          </table:table-cell>
          <table:table-cell table:formula="of:=DATEDIF([.G7];[.K7]; &quot;m&quot;)" office:value-type="string" office:string-value="" calcext:value-type="error">
            <text:p>#WERT!</text:p>
          </table:table-cell>
          <table:table-cell table:formula="of:=DATEDIF([.G7];[.K7]; &quot;d&quot;)" office:value-type="string" office:string-value="" calcext:value-type="error">
            <text:p>#WERT!</text:p>
          </table:table-cell>
          <table:table-cell office:value-type="string" calcext:value-type="string">
            <text:p>LiEHSE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N7];&quot;_&quot;;[.O7];&quot;_A&quot;;[.L7];&quot;_&quot;;[.C7];&quot;_&quot;;[.B7];[.P7])" office:value-type="string" office:string-value="" calcext:value-type="error">
            <text:p>#WERT!</text:p>
          </table:table-cell>
          <table:table-cell office:value-type="string" calcext:value-type="string">
            <text:p>data_20190328_06_0.csv, Hilfe von Erheberin, da Kind <text:s/>es nicht herausgefunden hat.</text:p>
          </table:table-cell>
          <table:table-cell table:number-columns-repeated="1006"/>
        </table:table-row>
        <table:table-row table:style-name="ro2">
          <table:table-cell table:style-name="ce33" office:value-type="float" office:value="7" calcext:value-type="float">
            <text:p>7</text:p>
          </table:table-cell>
          <table:table-cell office:value-type="float" office:value="258112" calcext:value-type="float">
            <text:p>25811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012" calcext:value-type="float">
            <text:p>2012</text:p>
          </table:table-cell>
          <table:table-cell table:formula="of:=[.D8]&amp;&quot;/&quot;&amp;[.E8]&amp;&quot;/&quot;&amp;[.F8]" office:value-type="string" office:string-value="11/10/2012" calcext:value-type="string">
            <text:p>11/10/201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019" calcext:value-type="float">
            <text:p>2019</text:p>
          </table:table-cell>
          <table:table-cell table:formula="of:=[.H8]&amp;&quot;/&quot;&amp;[.I8]&amp;&quot;/&quot;&amp;[.J8]" office:value-type="string" office:string-value="28/3/2019" calcext:value-type="string">
            <text:p>28/3/2019</text:p>
          </table:table-cell>
          <table:table-cell table:formula="of:=DATEDIF([.G8];[.K8]; &quot;m&quot;)" office:value-type="string" office:string-value="" calcext:value-type="error">
            <text:p>#WERT!</text:p>
          </table:table-cell>
          <table:table-cell table:formula="of:=DATEDIF([.G8];[.K8]; &quot;d&quot;)" office:value-type="string" office:string-value="" calcext:value-type="error">
            <text:p>#WERT!</text:p>
          </table:table-cell>
          <table:table-cell office:value-type="string" calcext:value-type="string">
            <text:p>LIEHSE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N8];&quot;_&quot;;[.O8];&quot;_A&quot;;[.L8];&quot;_&quot;;[.C8];&quot;_&quot;;[.B8];[.P8])" office:value-type="string" office:string-value="" calcext:value-type="error">
            <text:p>#WERT!</text:p>
          </table:table-cell>
          <table:table-cell office:value-type="string" calcext:value-type="string">
            <text:p>data_20190328_07_1.csv</text:p>
          </table:table-cell>
          <table:table-cell table:number-columns-repeated="1006"/>
        </table:table-row>
        <table:table-row table:style-name="ro2">
          <table:table-cell table:style-name="ce33" office:value-type="float" office:value="8" calcext:value-type="float">
            <text:p>8</text:p>
          </table:table-cell>
          <table:table-cell office:value-type="float" office:value="258113" calcext:value-type="float">
            <text:p>25811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013" calcext:value-type="float">
            <text:p>2013</text:p>
          </table:table-cell>
          <table:table-cell table:formula="of:=[.D9]&amp;&quot;/&quot;&amp;[.E9]&amp;&quot;/&quot;&amp;[.F9]" office:value-type="string" office:string-value="10/7/2013" calcext:value-type="string">
            <text:p>10/7/201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019" calcext:value-type="float">
            <text:p>2019</text:p>
          </table:table-cell>
          <table:table-cell table:formula="of:=[.H9]&amp;&quot;/&quot;&amp;[.I9]&amp;&quot;/&quot;&amp;[.J9]" office:value-type="string" office:string-value="28/3/2019" calcext:value-type="string">
            <text:p>28/3/2019</text:p>
          </table:table-cell>
          <table:table-cell table:formula="of:=DATEDIF([.G9];[.K9]; &quot;m&quot;)" office:value-type="string" office:string-value="" calcext:value-type="error">
            <text:p>#WERT!</text:p>
          </table:table-cell>
          <table:table-cell table:formula="of:=DATEDIF([.G9];[.K9]; &quot;d&quot;)" office:value-type="string" office:string-value="" calcext:value-type="error">
            <text:p>#WERT!</text:p>
          </table:table-cell>
          <table:table-cell office:value-type="string" calcext:value-type="string">
            <text:p>LIEHSE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N9];&quot;_&quot;;[.O9];&quot;_A&quot;;[.L9];&quot;_&quot;;[.C9];&quot;_&quot;;[.B9];[.P9])" office:value-type="string" office:string-value="" calcext:value-type="error">
            <text:p>#WERT!</text:p>
          </table:table-cell>
          <table:table-cell office:value-type="string" calcext:value-type="string">
            <text:p>data_20190328_08_2.csv</text:p>
          </table:table-cell>
          <table:table-cell table:number-columns-repeated="1006"/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2" office:value-type="float" office:value="258114" calcext:value-type="float">
            <text:p>25811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012" calcext:value-type="float">
            <text:p>2012</text:p>
          </table:table-cell>
          <table:table-cell table:style-name="ce38" table:formula="of:=[.D10]&amp;&quot;/&quot;&amp;[.E10]&amp;&quot;/&quot;&amp;[.F10]" office:value-type="string" office:string-value="23/10/2012" calcext:value-type="string">
            <text:p>23/10/201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019" calcext:value-type="float">
            <text:p>2019</text:p>
          </table:table-cell>
          <table:table-cell table:style-name="ce38" table:formula="of:=[.H10]&amp;&quot;/&quot;&amp;[.I10]&amp;&quot;/&quot;&amp;[.J10]" office:value-type="string" office:string-value="28/3/2019" calcext:value-type="string">
            <text:p>28/3/2019</text:p>
          </table:table-cell>
          <table:table-cell table:style-name="ce38" table:formula="of:=DATEDIF([.G10];[.K10]; &quot;m&quot;)" office:value-type="string" office:string-value="" calcext:value-type="error">
            <text:p>#WERT!</text:p>
          </table:table-cell>
          <table:table-cell table:style-name="ce38" table:formula="of:=DATEDIF([.G10];[.K10]; &quot;d&quot;)" office:value-type="string" office:string-value="" calcext:value-type="error">
            <text:p>#WERT!</text:p>
          </table:table-cell>
          <table:table-cell table:style-name="ce34" office:value-type="string" calcext:value-type="string">
            <text:p>LIEHSE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41" table:formula="of:=CONCATENATE([.N10];&quot;_&quot;;[.O10];&quot;_A&quot;;[.L10];&quot;_&quot;;[.C10];&quot;_&quot;;[.B10];[.P10])" office:value-type="string" office:string-value="" calcext:value-type="error">
            <text:p>#WERT!</text:p>
          </table:table-cell>
          <table:table-cell table:style-name="ce43" office:value-type="string" calcext:value-type="string">
            <text:p>data_20190328_09_3.csv, Hilfe von Erheberin, da Kind <text:s/>es nicht herausgefunden hat.</text:p>
          </table:table-cell>
          <table:table-cell table:style-name="ce21" table:number-columns-repeated="1006"/>
        </table:table-row>
        <table:table-row table:style-name="ro2">
          <table:table-cell table:style-name="ce33" office:value-type="float" office:value="10" calcext:value-type="float">
            <text:p>10</text:p>
          </table:table-cell>
          <table:table-cell office:value-type="float" office:value="258115" calcext:value-type="float">
            <text:p>25811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012" calcext:value-type="float">
            <text:p>2012</text:p>
          </table:table-cell>
          <table:table-cell table:formula="of:=[.D11]&amp;&quot;/&quot;&amp;[.E11]&amp;&quot;/&quot;&amp;[.F11]" office:value-type="string" office:string-value="14/10/2012" calcext:value-type="string">
            <text:p>14/10/201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019" calcext:value-type="float">
            <text:p>2019</text:p>
          </table:table-cell>
          <table:table-cell table:formula="of:=[.H11]&amp;&quot;/&quot;&amp;[.I11]&amp;&quot;/&quot;&amp;[.J11]" office:value-type="string" office:string-value="28/3/2019" calcext:value-type="string">
            <text:p>28/3/2019</text:p>
          </table:table-cell>
          <table:table-cell table:formula="of:=DATEDIF([.G11];[.K11]; &quot;m&quot;)" office:value-type="string" office:string-value="" calcext:value-type="error">
            <text:p>#WERT!</text:p>
          </table:table-cell>
          <table:table-cell table:formula="of:=DATEDIF([.G11];[.K11]; &quot;d&quot;)" office:value-type="string" office:string-value="" calcext:value-type="error">
            <text:p>#WERT!</text:p>
          </table:table-cell>
          <table:table-cell office:value-type="string" calcext:value-type="string">
            <text:p>LIEHSE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[.N11];&quot;_&quot;;[.O11];&quot;_A&quot;;[.L11];&quot;_&quot;;[.C11];&quot;_&quot;;[.B11];[.P11])" office:value-type="string" office:string-value="" calcext:value-type="error">
            <text:p>#WERT!</text:p>
          </table:table-cell>
          <table:table-cell office:value-type="string" calcext:value-type="string">
            <text:p>data_20190328_10_4.csv, LIEHSE - Hilfe von Erheberin, da Kind <text:s/>es nicht herausgefunden hat.</text:p>
          </table:table-cell>
          <table:table-cell table:number-columns-repeated="1006"/>
        </table:table-row>
        <table:table-row table:style-name="ro2">
          <table:table-cell table:style-name="ce33" office:value-type="float" office:value="11" calcext:value-type="float">
            <text:p>11</text:p>
          </table:table-cell>
          <table:table-cell office:value-type="float" office:value="258116" calcext:value-type="float">
            <text:p>25811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012" calcext:value-type="float">
            <text:p>2012</text:p>
          </table:table-cell>
          <table:table-cell table:formula="of:=[.D12]&amp;&quot;/&quot;&amp;[.E12]&amp;&quot;/&quot;&amp;[.F12]" office:value-type="string" office:string-value="28/8/2012" calcext:value-type="string">
            <text:p>28/8/201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019" calcext:value-type="float">
            <text:p>2019</text:p>
          </table:table-cell>
          <table:table-cell table:formula="of:=[.H12]&amp;&quot;/&quot;&amp;[.I12]&amp;&quot;/&quot;&amp;[.J12]" office:value-type="string" office:string-value="28/3/2019" calcext:value-type="string">
            <text:p>28/3/2019</text:p>
          </table:table-cell>
          <table:table-cell table:formula="of:=DATEDIF([.G12];[.K12]; &quot;m&quot;)" office:value-type="string" office:string-value="" calcext:value-type="error">
            <text:p>#WERT!</text:p>
          </table:table-cell>
          <table:table-cell table:formula="of:=DATEDIF([.G12];[.K12]; &quot;d&quot;)" office:value-type="string" office:string-value="" calcext:value-type="error">
            <text:p>#WERT!</text:p>
          </table:table-cell>
          <table:table-cell office:value-type="string" calcext:value-type="string">
            <text:p>LIEHSE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N12];&quot;_&quot;;[.O12];&quot;_A&quot;;[.L12];&quot;_&quot;;[.C12];&quot;_&quot;;[.B12];[.P12])" office:value-type="string" office:string-value="" calcext:value-type="error">
            <text:p>#WERT!</text:p>
          </table:table-cell>
          <table:table-cell office:value-type="string" calcext:value-type="string">
            <text:p>data_20190328_11_0.csv</text:p>
          </table:table-cell>
          <table:table-cell table:number-columns-repeated="1006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58132" calcext:value-type="float">
            <text:p>25813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013" calcext:value-type="float">
            <text:p>2013</text:p>
          </table:table-cell>
          <table:table-cell table:style-name="ce38" table:formula="of:=[.D13]&amp;&quot;/&quot;&amp;[.E13]&amp;&quot;/&quot;&amp;[.F13]" office:value-type="string" office:string-value="31/5/2013" calcext:value-type="string">
            <text:p>31/5/201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019" calcext:value-type="float">
            <text:p>2019</text:p>
          </table:table-cell>
          <table:table-cell table:style-name="ce38" table:formula="of:=[.H13]&amp;&quot;/&quot;&amp;[.I13]&amp;&quot;/&quot;&amp;[.J13]" office:value-type="string" office:string-value="3/4/2019" calcext:value-type="string">
            <text:p>3/4/2019</text:p>
          </table:table-cell>
          <table:table-cell table:style-name="ce38" table:formula="of:=DATEDIF([.G13];[.K13]; &quot;m&quot;)" office:value-type="string" office:string-value="" calcext:value-type="error">
            <text:p>#WERT!</text:p>
          </table:table-cell>
          <table:table-cell table:style-name="ce38" table:formula="of:=DATEDIF([.G13];[.K13]; &quot;d&quot;)" office:value-type="string" office:string-value="" calcext:value-type="error">
            <text:p>#WERT!</text:p>
          </table:table-cell>
          <table:table-cell table:style-name="ce34" office:value-type="string" calcext:value-type="string">
            <text:p>LIEHSE</text:p>
          </table:table-cell>
          <table:table-cell table:style-name="ce34" office:value-type="float" office:value="0" calcext:value-type="float">
            <text:p>0</text:p>
          </table:table-cell>
          <table:table-cell table:style-name="ce34"/>
          <table:table-cell table:style-name="ce41" table:formula="of:=CONCATENATE([.N13];&quot;_&quot;;[.O13];&quot;_A&quot;;[.L13];&quot;_&quot;;[.C13];&quot;_&quot;;[.B13];[.P13])" office:value-type="string" office:string-value="" calcext:value-type="error">
            <text:p>#WERT!</text:p>
          </table:table-cell>
          <table:table-cell table:style-name="ce43" office:value-type="string" calcext:value-type="string">
            <text:p>data_20190403_12_0.csv</text:p>
          </table:table-cell>
          <table:table-cell table:style-name="ce21" table:number-columns-repeated="1006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5" office:value-type="float" office:value="258133" calcext:value-type="float">
            <text:p>2581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table:formula="of:=[.D14]&amp;&quot;/&quot;&amp;[.E14]&amp;&quot;/&quot;&amp;[.F14]" office:value-type="string" office:string-value="6/6/2013" calcext:value-type="string">
            <text:p>6/6/20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table:formula="of:=[.H14]&amp;&quot;/&quot;&amp;[.I14]&amp;&quot;/&quot;&amp;[.J14]" office:value-type="string" office:string-value="3/4/2019" calcext:value-type="string">
            <text:p>3/4/2019</text:p>
          </table:table-cell>
          <table:table-cell table:formula="of:=DATEDIF([.G14];[.K14]; &quot;m&quot;)" office:value-type="string" office:string-value="" calcext:value-type="error">
            <text:p>#WERT!</text:p>
          </table:table-cell>
          <table:table-cell table:formula="of:=DATEDIF([.G14];[.K14]; &quot;d&quot;)" office:value-type="string" office:string-value="" calcext:value-type="error">
            <text:p>#WERT!</text:p>
          </table:table-cell>
          <table:table-cell office:value-type="string" calcext:value-type="string">
            <text:p>LIEHSE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N14];&quot;_&quot;;[.O14];&quot;_A&quot;;[.L14];&quot;_&quot;;[.C14];&quot;_&quot;;[.B14];[.P14])" office:value-type="string" office:string-value="" calcext:value-type="error">
            <text:p>#WERT!</text:p>
          </table:table-cell>
          <table:table-cell office:value-type="string" calcext:value-type="string">
            <text:p>data_20190403_13_1.csv</text:p>
          </table:table-cell>
          <table:table-cell table:number-columns-repeated="1006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5" office:value-type="float" office:value="258134" calcext:value-type="float">
            <text:p>25813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table:formula="of:=[.D15]&amp;&quot;/&quot;&amp;[.E15]&amp;&quot;/&quot;&amp;[.F15]" office:value-type="string" office:string-value="28/7/2013" calcext:value-type="string">
            <text:p>28/7/20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table:formula="of:=[.H15]&amp;&quot;/&quot;&amp;[.I15]&amp;&quot;/&quot;&amp;[.J15]" office:value-type="string" office:string-value="3/4/2019" calcext:value-type="string">
            <text:p>3/4/2019</text:p>
          </table:table-cell>
          <table:table-cell table:formula="of:=DATEDIF([.G15];[.K15]; &quot;m&quot;)" office:value-type="string" office:string-value="" calcext:value-type="error">
            <text:p>#WERT!</text:p>
          </table:table-cell>
          <table:table-cell table:formula="of:=DATEDIF([.G15];[.K15]; &quot;d&quot;)" office:value-type="string" office:string-value="" calcext:value-type="error">
            <text:p>#WERT!</text:p>
          </table:table-cell>
          <table:table-cell office:value-type="string" calcext:value-type="string">
            <text:p>LIEHSE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N15];&quot;_&quot;;[.O15];&quot;_A&quot;;[.L15];&quot;_&quot;;[.C15];&quot;_&quot;;[.B15];[.P15])" office:value-type="string" office:string-value="" calcext:value-type="error">
            <text:p>#WERT!</text:p>
          </table:table-cell>
          <table:table-cell office:value-type="string" calcext:value-type="string">
            <text:p>data_20190403_14_2.csv</text:p>
          </table:table-cell>
          <table:table-cell table:number-columns-repeated="1006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35" office:value-type="float" office:value="258135" calcext:value-type="float">
            <text:p>25813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table:formula="of:=[.D16]&amp;&quot;/&quot;&amp;[.E16]&amp;&quot;/&quot;&amp;[.F16]" office:value-type="string" office:string-value="29/9/2012" calcext:value-type="string">
            <text:p>29/9/20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table:formula="of:=[.H16]&amp;&quot;/&quot;&amp;[.I16]&amp;&quot;/&quot;&amp;[.J16]" office:value-type="string" office:string-value="3/4/2019" calcext:value-type="string">
            <text:p>3/4/2019</text:p>
          </table:table-cell>
          <table:table-cell table:formula="of:=DATEDIF([.G16];[.K16]; &quot;m&quot;)" office:value-type="string" office:string-value="" calcext:value-type="error">
            <text:p>#WERT!</text:p>
          </table:table-cell>
          <table:table-cell table:formula="of:=DATEDIF([.G16];[.K16]; &quot;d&quot;)" office:value-type="string" office:string-value="" calcext:value-type="error">
            <text:p>#WERT!</text:p>
          </table:table-cell>
          <table:table-cell office:value-type="string" calcext:value-type="string">
            <text:p>LIEHSE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[.N16];&quot;_&quot;;[.O16];&quot;_A&quot;;[.L16];&quot;_&quot;;[.C16];&quot;_&quot;;[.B16];[.P16])" office:value-type="string" office:string-value="" calcext:value-type="error">
            <text:p>#WERT!</text:p>
          </table:table-cell>
          <table:table-cell office:value-type="string" calcext:value-type="string">
            <text:p>data_20190403_15_3.csv</text:p>
          </table:table-cell>
          <table:table-cell table:number-columns-repeated="1006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58136" calcext:value-type="float">
            <text:p>25813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012" calcext:value-type="float">
            <text:p>2012</text:p>
          </table:table-cell>
          <table:table-cell table:style-name="ce38" table:formula="of:=[.D17]&amp;&quot;/&quot;&amp;[.E17]&amp;&quot;/&quot;&amp;[.F17]" office:value-type="string" office:string-value="8/11/2012" calcext:value-type="string">
            <text:p>8/11/201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019" calcext:value-type="float">
            <text:p>2019</text:p>
          </table:table-cell>
          <table:table-cell table:style-name="ce38" table:formula="of:=[.H17]&amp;&quot;/&quot;&amp;[.I17]&amp;&quot;/&quot;&amp;[.J17]" office:value-type="string" office:string-value="3/4/2019" calcext:value-type="string">
            <text:p>3/4/2019</text:p>
          </table:table-cell>
          <table:table-cell table:style-name="ce38" table:formula="of:=DATEDIF([.G17];[.K17]; &quot;m&quot;)" office:value-type="string" office:string-value="" calcext:value-type="error">
            <text:p>#WERT!</text:p>
          </table:table-cell>
          <table:table-cell table:style-name="ce38" table:formula="of:=DATEDIF([.G17];[.K17]; &quot;d&quot;)" office:value-type="string" office:string-value="" calcext:value-type="error">
            <text:p>#WERT!</text:p>
          </table:table-cell>
          <table:table-cell table:style-name="ce34" office:value-type="string" calcext:value-type="string">
            <text:p>LIEHSE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41" table:formula="of:=CONCATENATE([.N17];&quot;_&quot;;[.O17];&quot;_A&quot;;[.L17];&quot;_&quot;;[.C17];&quot;_&quot;;[.B17];[.P17])" office:value-type="string" office:string-value="" calcext:value-type="error">
            <text:p>#WERT!</text:p>
          </table:table-cell>
          <table:table-cell table:style-name="ce43" office:value-type="string" calcext:value-type="string">
            <text:p>data_20190403_16_4.csv, Kind hat sofort gedrückt, E 6x gedrückt, dann geht es erst offiziell los! Lampe hat am Ende NICHT GELEUCHTET, auch nicht als E alles probiert hat</text:p>
          </table:table-cell>
          <table:table-cell table:style-name="ce21" table:number-columns-repeated="1006"/>
        </table:table-row>
        <table:table-row table:style-name="ro2"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58165" calcext:value-type="float">
            <text:p>25816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013" calcext:value-type="float">
            <text:p>2013</text:p>
          </table:table-cell>
          <table:table-cell table:style-name="ce38" table:formula="of:=[.D18]&amp;&quot;/&quot;&amp;[.E18]&amp;&quot;/&quot;&amp;[.F18]" office:value-type="string" office:string-value="13/9/2013" calcext:value-type="string">
            <text:p>13/9/201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019" calcext:value-type="float">
            <text:p>2019</text:p>
          </table:table-cell>
          <table:table-cell table:style-name="ce38" table:formula="of:=[.H18]&amp;&quot;/&quot;&amp;[.I18]&amp;&quot;/&quot;&amp;[.J18]" office:value-type="string" office:string-value="12/4/2019" calcext:value-type="string">
            <text:p>12/4/2019</text:p>
          </table:table-cell>
          <table:table-cell table:style-name="ce38" table:formula="of:=DATEDIF([.G18];[.K18]; &quot;m&quot;)" office:value-type="string" office:string-value="" calcext:value-type="error">
            <text:p>#WERT!</text:p>
          </table:table-cell>
          <table:table-cell table:style-name="ce38" table:formula="of:=DATEDIF([.G18];[.K18]; &quot;d&quot;)" office:value-type="string" office:string-value="" calcext:value-type="error">
            <text:p>#WERT!</text:p>
          </table:table-cell>
          <table:table-cell table:style-name="ce34" office:value-type="string" calcext:value-type="string">
            <text:p>LIEHSE</text:p>
          </table:table-cell>
          <table:table-cell table:style-name="ce34" office:value-type="float" office:value="0" calcext:value-type="float">
            <text:p>0</text:p>
          </table:table-cell>
          <table:table-cell table:style-name="ce34"/>
          <table:table-cell table:style-name="ce41" table:formula="of:=CONCATENATE([.N18];&quot;_&quot;;[.O18];&quot;_A&quot;;[.L18];&quot;_&quot;;[.C18];&quot;_&quot;;[.B18];[.P18])" office:value-type="string" office:string-value="" calcext:value-type="error">
            <text:p>#WERT!</text:p>
          </table:table-cell>
          <table:table-cell table:style-name="ce43" office:value-type="string" calcext:value-type="string">
            <text:p>data_20190412_17_0.csv</text:p>
          </table:table-cell>
          <table:table-cell table:style-name="ce21" table:number-columns-repeated="1006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35" office:value-type="float" office:value="258166" calcext:value-type="float">
            <text:p>25816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table:formula="of:=[.D19]&amp;&quot;/&quot;&amp;[.E19]&amp;&quot;/&quot;&amp;[.F19]" office:value-type="string" office:string-value="31/5/2013" calcext:value-type="string">
            <text:p>31/5/20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table:formula="of:=[.H19]&amp;&quot;/&quot;&amp;[.I19]&amp;&quot;/&quot;&amp;[.J19]" office:value-type="string" office:string-value="12/4/2019" calcext:value-type="string">
            <text:p>12/4/2019</text:p>
          </table:table-cell>
          <table:table-cell table:formula="of:=DATEDIF([.G19];[.K19]; &quot;m&quot;)" office:value-type="string" office:string-value="" calcext:value-type="error">
            <text:p>#WERT!</text:p>
          </table:table-cell>
          <table:table-cell table:formula="of:=DATEDIF([.G19];[.K19]; &quot;d&quot;)" office:value-type="string" office:string-value="" calcext:value-type="error">
            <text:p>#WERT!</text:p>
          </table:table-cell>
          <table:table-cell office:value-type="string" calcext:value-type="string">
            <text:p>LIEHSE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N19];&quot;_&quot;;[.O19];&quot;_A&quot;;[.L19];&quot;_&quot;;[.C19];&quot;_&quot;;[.B19];[.P19])" office:value-type="string" office:string-value="" calcext:value-type="error">
            <text:p>#WERT!</text:p>
          </table:table-cell>
          <table:table-cell office:value-type="string" calcext:value-type="string">
            <text:p>data_20190412_18_1.csv</text:p>
          </table:table-cell>
          <table:table-cell table:number-columns-repeated="1006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5" office:value-type="float" office:value="258167" calcext:value-type="float">
            <text:p>25816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formula="of:=[.D20]&amp;&quot;/&quot;&amp;[.E20]&amp;&quot;/&quot;&amp;[.F20]" office:value-type="string" office:string-value="9/4/2013" calcext:value-type="string">
            <text:p>9/4/20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table:formula="of:=[.H20]&amp;&quot;/&quot;&amp;[.I20]&amp;&quot;/&quot;&amp;[.J20]" office:value-type="string" office:string-value="12/4/2019" calcext:value-type="string">
            <text:p>12/4/2019</text:p>
          </table:table-cell>
          <table:table-cell table:formula="of:=DATEDIF([.G20];[.K20]; &quot;m&quot;)" office:value-type="string" office:string-value="" calcext:value-type="error">
            <text:p>#WERT!</text:p>
          </table:table-cell>
          <table:table-cell table:formula="of:=DATEDIF([.G20];[.K20]; &quot;d&quot;)" office:value-type="string" office:string-value="" calcext:value-type="error">
            <text:p>#WERT!</text:p>
          </table:table-cell>
          <table:table-cell office:value-type="string" calcext:value-type="string">
            <text:p>LIEHSE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N20];&quot;_&quot;;[.O20];&quot;_A&quot;;[.L20];&quot;_&quot;;[.C20];&quot;_&quot;;[.B20];[.P20])" office:value-type="string" office:string-value="" calcext:value-type="error">
            <text:p>#WERT!</text:p>
          </table:table-cell>
          <table:table-cell office:value-type="string" calcext:value-type="string">
            <text:p>data_20190412_19_2.csv</text:p>
          </table:table-cell>
          <table:table-cell table:number-columns-repeated="1006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58168" calcext:value-type="float">
            <text:p>25816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013" calcext:value-type="float">
            <text:p>2013</text:p>
          </table:table-cell>
          <table:table-cell table:style-name="ce38" table:formula="of:=[.D21]&amp;&quot;/&quot;&amp;[.E21]&amp;&quot;/&quot;&amp;[.F21]" office:value-type="string" office:string-value="17/5/2013" calcext:value-type="string">
            <text:p>17/5/201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019" calcext:value-type="float">
            <text:p>2019</text:p>
          </table:table-cell>
          <table:table-cell table:style-name="ce38" table:formula="of:=[.H21]&amp;&quot;/&quot;&amp;[.I21]&amp;&quot;/&quot;&amp;[.J21]" office:value-type="string" office:string-value="12/4/2019" calcext:value-type="string">
            <text:p>12/4/2019</text:p>
          </table:table-cell>
          <table:table-cell table:style-name="ce38" table:formula="of:=DATEDIF([.G21];[.K21]; &quot;m&quot;)" office:value-type="string" office:string-value="" calcext:value-type="error">
            <text:p>#WERT!</text:p>
          </table:table-cell>
          <table:table-cell table:style-name="ce38" table:formula="of:=DATEDIF([.G21];[.K21]; &quot;d&quot;)" office:value-type="string" office:string-value="" calcext:value-type="error">
            <text:p>#WERT!</text:p>
          </table:table-cell>
          <table:table-cell table:style-name="ce34" office:value-type="string" calcext:value-type="string">
            <text:p>LIEHSE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41" table:formula="of:=CONCATENATE([.N21];&quot;_&quot;;[.O21];&quot;_A&quot;;[.L21];&quot;_&quot;;[.C21];&quot;_&quot;;[.B21];[.P21])" office:value-type="string" office:string-value="" calcext:value-type="error">
            <text:p>#WERT!</text:p>
          </table:table-cell>
          <table:table-cell table:style-name="ce43" office:value-type="string" calcext:value-type="string">
            <text:p>data_20190412_20_3.csv</text:p>
          </table:table-cell>
          <table:table-cell table:style-name="ce21" table:number-columns-repeated="1006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36" office:value-type="float" office:value="258169" calcext:value-type="float">
            <text:p>25816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table:formula="of:=[.D22]&amp;&quot;/&quot;&amp;[.E22]&amp;&quot;/&quot;&amp;[.F22]" office:value-type="string" office:string-value="28/3/2013" calcext:value-type="string">
            <text:p>28/3/20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table:formula="of:=[.H22]&amp;&quot;/&quot;&amp;[.I22]&amp;&quot;/&quot;&amp;[.J22]" office:value-type="string" office:string-value="12/4/2019" calcext:value-type="string">
            <text:p>12/4/2019</text:p>
          </table:table-cell>
          <table:table-cell table:formula="of:=DATEDIF([.G22];[.K22]; &quot;m&quot;)" office:value-type="string" office:string-value="" calcext:value-type="error">
            <text:p>#WERT!</text:p>
          </table:table-cell>
          <table:table-cell table:formula="of:=DATEDIF([.G22];[.K22]; &quot;d&quot;)" office:value-type="string" office:string-value="" calcext:value-type="error">
            <text:p>#WERT!</text:p>
          </table:table-cell>
          <table:table-cell office:value-type="string" calcext:value-type="string">
            <text:p>LIEHSE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[.N22];&quot;_&quot;;[.O22];&quot;_A&quot;;[.L22];&quot;_&quot;;[.C22];&quot;_&quot;;[.B22];[.P22])" office:value-type="string" office:string-value="" calcext:value-type="error">
            <text:p>#WERT!</text:p>
          </table:table-cell>
          <table:table-cell office:value-type="string" calcext:value-type="string">
            <text:p>data_20190412_21_4.csv</text:p>
          </table:table-cell>
          <table:table-cell table:number-columns-repeated="1006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36" office:value-type="float" office:value="258170" calcext:value-type="float">
            <text:p>25817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table:formula="of:=[.D23]&amp;&quot;/&quot;&amp;[.E23]&amp;&quot;/&quot;&amp;[.F23]" office:value-type="string" office:string-value="23/9/2013" calcext:value-type="string">
            <text:p>23/9/20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table:formula="of:=[.H23]&amp;&quot;/&quot;&amp;[.I23]&amp;&quot;/&quot;&amp;[.J23]" office:value-type="string" office:string-value="12/4/2019" calcext:value-type="string">
            <text:p>12/4/2019</text:p>
          </table:table-cell>
          <table:table-cell table:formula="of:=DATEDIF([.G23];[.K23]; &quot;m&quot;)" office:value-type="string" office:string-value="" calcext:value-type="error">
            <text:p>#WERT!</text:p>
          </table:table-cell>
          <table:table-cell table:formula="of:=DATEDIF([.G23];[.K23]; &quot;d&quot;)" office:value-type="string" office:string-value="" calcext:value-type="error">
            <text:p>#WERT!</text:p>
          </table:table-cell>
          <table:table-cell office:value-type="string" calcext:value-type="string">
            <text:p>LIEHSE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N23];&quot;_&quot;;[.O23];&quot;_A&quot;;[.L23];&quot;_&quot;;[.C23];&quot;_&quot;;[.B23];[.P23])" office:value-type="string" office:string-value="" calcext:value-type="error">
            <text:p>#WERT!</text:p>
          </table:table-cell>
          <table:table-cell office:value-type="string" calcext:value-type="string">
            <text:p>data_20190412_22_0.csv</text:p>
          </table:table-cell>
          <table:table-cell table:number-columns-repeated="1006"/>
        </table:table-row>
        <table:table-row table:style-name="ro2"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58171" calcext:value-type="float">
            <text:p>25817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012" calcext:value-type="float">
            <text:p>2012</text:p>
          </table:table-cell>
          <table:table-cell table:style-name="ce38" table:formula="of:=[.D24]&amp;&quot;/&quot;&amp;[.E24]&amp;&quot;/&quot;&amp;[.F24]" office:value-type="string" office:string-value="9/10/2012" calcext:value-type="string">
            <text:p>9/10/201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019" calcext:value-type="float">
            <text:p>2019</text:p>
          </table:table-cell>
          <table:table-cell table:style-name="ce38" table:formula="of:=[.H24]&amp;&quot;/&quot;&amp;[.I24]&amp;&quot;/&quot;&amp;[.J24]" office:value-type="string" office:string-value="12/4/2019" calcext:value-type="string">
            <text:p>12/4/2019</text:p>
          </table:table-cell>
          <table:table-cell table:style-name="ce38" table:formula="of:=DATEDIF([.G24];[.K24]; &quot;m&quot;)" office:value-type="string" office:string-value="" calcext:value-type="error">
            <text:p>#WERT!</text:p>
          </table:table-cell>
          <table:table-cell table:style-name="ce38" table:formula="of:=DATEDIF([.G24];[.K24]; &quot;d&quot;)" office:value-type="string" office:string-value="" calcext:value-type="error">
            <text:p>#WERT!</text:p>
          </table:table-cell>
          <table:table-cell table:style-name="ce34" office:value-type="string" calcext:value-type="string">
            <text:p>LIEHS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_drop</text:p>
          </table:table-cell>
          <table:table-cell table:style-name="ce41" table:formula="of:=CONCATENATE([.N24];&quot;_&quot;;[.O24];&quot;_A&quot;;[.L24];&quot;_&quot;;[.C24];&quot;_&quot;;[.B24];[.P24])" office:value-type="string" office:string-value="" calcext:value-type="error">
            <text:p>#WERT!</text:p>
          </table:table-cell>
          <table:table-cell table:style-name="ce43" office:value-type="string" calcext:value-type="string">
            <text:p>data_20190412_23_1.csv, ein anderes hat dem Kind Tipps von draußen gegeben was es tippen soll!</text:p>
          </table:table-cell>
          <table:table-cell table:style-name="ce21" table:number-columns-repeated="1006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36" office:value-type="float" office:value="258172" calcext:value-type="float">
            <text:p>2581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formula="of:=[.D25]&amp;&quot;/&quot;&amp;[.E25]&amp;&quot;/&quot;&amp;[.F25]" office:value-type="string" office:string-value="9/4/2013" calcext:value-type="string">
            <text:p>9/4/20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table:formula="of:=[.H25]&amp;&quot;/&quot;&amp;[.I25]&amp;&quot;/&quot;&amp;[.J25]" office:value-type="string" office:string-value="12/4/2019" calcext:value-type="string">
            <text:p>12/4/2019</text:p>
          </table:table-cell>
          <table:table-cell table:formula="of:=DATEDIF([.G25];[.K25]; &quot;m&quot;)" office:value-type="string" office:string-value="" calcext:value-type="error">
            <text:p>#WERT!</text:p>
          </table:table-cell>
          <table:table-cell table:formula="of:=DATEDIF([.G25];[.K25]; &quot;d&quot;)" office:value-type="string" office:string-value="" calcext:value-type="error">
            <text:p>#WERT!</text:p>
          </table:table-cell>
          <table:table-cell office:value-type="string" calcext:value-type="string">
            <text:p>LIEHSE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N25];&quot;_&quot;;[.O25];&quot;_A&quot;;[.L25];&quot;_&quot;;[.C25];&quot;_&quot;;[.B25];[.P25])" office:value-type="string" office:string-value="" calcext:value-type="error">
            <text:p>#WERT!</text:p>
          </table:table-cell>
          <table:table-cell office:value-type="string" calcext:value-type="string">
            <text:p>data_20190412_24_2.csv</text:p>
          </table:table-cell>
          <table:table-cell table:number-columns-repeated="1006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36" office:value-type="float" office:value="258173" calcext:value-type="float">
            <text:p>25817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table:formula="of:=[.D26]&amp;&quot;/&quot;&amp;[.E26]&amp;&quot;/&quot;&amp;[.F26]" office:value-type="string" office:string-value="11/8/2013" calcext:value-type="string">
            <text:p>11/8/20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table:formula="of:=[.H26]&amp;&quot;/&quot;&amp;[.I26]&amp;&quot;/&quot;&amp;[.J26]" office:value-type="string" office:string-value="12/4/2019" calcext:value-type="string">
            <text:p>12/4/2019</text:p>
          </table:table-cell>
          <table:table-cell table:formula="of:=DATEDIF([.G26];[.K26]; &quot;m&quot;)" office:value-type="string" office:string-value="" calcext:value-type="error">
            <text:p>#WERT!</text:p>
          </table:table-cell>
          <table:table-cell table:formula="of:=DATEDIF([.G26];[.K26]; &quot;d&quot;)" office:value-type="string" office:string-value="" calcext:value-type="error">
            <text:p>#WERT!</text:p>
          </table:table-cell>
          <table:table-cell office:value-type="string" calcext:value-type="string">
            <text:p>LIEH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drop</text:p>
          </table:table-cell>
          <table:table-cell table:formula="of:=CONCATENATE([.N26];&quot;_&quot;;[.O26];&quot;_A&quot;;[.L26];&quot;_&quot;;[.C26];&quot;_&quot;;[.B26];[.P26])" office:value-type="string" office:string-value="" calcext:value-type="error">
            <text:p>#WERT!</text:p>
          </table:table-cell>
          <table:table-cell office:value-type="string" calcext:value-type="string">
            <text:p>data_20190412_25_3_.csv, leere Datei, da auf "Reset" statt auf "Save" gedrückt, Eingabedaten weg</text:p>
          </table:table-cell>
          <table:table-cell table:number-columns-repeated="1006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58174" calcext:value-type="float">
            <text:p>25817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012" calcext:value-type="float">
            <text:p>2012</text:p>
          </table:table-cell>
          <table:table-cell table:style-name="ce38" table:formula="of:=[.D27]&amp;&quot;/&quot;&amp;[.E27]&amp;&quot;/&quot;&amp;[.F27]" office:value-type="string" office:string-value="21/10/2012" calcext:value-type="string">
            <text:p>21/10/201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019" calcext:value-type="float">
            <text:p>2019</text:p>
          </table:table-cell>
          <table:table-cell table:style-name="ce38" table:formula="of:=[.H27]&amp;&quot;/&quot;&amp;[.I27]&amp;&quot;/&quot;&amp;[.J27]" office:value-type="string" office:string-value="12/4/2019" calcext:value-type="string">
            <text:p>12/4/2019</text:p>
          </table:table-cell>
          <table:table-cell table:style-name="ce38" table:formula="of:=DATEDIF([.G27];[.K27]; &quot;m&quot;)" office:value-type="string" office:string-value="" calcext:value-type="error">
            <text:p>#WERT!</text:p>
          </table:table-cell>
          <table:table-cell table:style-name="ce38" table:formula="of:=DATEDIF([.G27];[.K27]; &quot;d&quot;)" office:value-type="string" office:string-value="" calcext:value-type="error">
            <text:p>#WERT!</text:p>
          </table:table-cell>
          <table:table-cell table:style-name="ce34" office:value-type="string" calcext:value-type="string">
            <text:p>LIEHSE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41" table:formula="of:=CONCATENATE([.N27];&quot;_&quot;;[.O27];&quot;_A&quot;;[.L27];&quot;_&quot;;[.C27];&quot;_&quot;;[.B27];[.P27])" office:value-type="string" office:string-value="" calcext:value-type="error">
            <text:p>#WERT!</text:p>
          </table:table-cell>
          <table:table-cell table:style-name="ce43" office:value-type="string" calcext:value-type="string">
            <text:p>data_20190412_26_4.csv</text:p>
          </table:table-cell>
          <table:table-cell table:style-name="ce21" table:number-columns-repeated="1006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36" office:value-type="float" office:value="258175" calcext:value-type="float">
            <text:p>25817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formula="of:=[.D28]&amp;&quot;/&quot;&amp;[.E28]&amp;&quot;/&quot;&amp;[.F28]" office:value-type="string" office:string-value="24/8/2012" calcext:value-type="string">
            <text:p>24/8/201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table:formula="of:=[.H28]&amp;&quot;/&quot;&amp;[.I28]&amp;&quot;/&quot;&amp;[.J28]" office:value-type="string" office:string-value="12/4/2019" calcext:value-type="string">
            <text:p>12/4/2019</text:p>
          </table:table-cell>
          <table:table-cell table:formula="of:=DATEDIF([.G28];[.K28]; &quot;m&quot;)" office:value-type="string" office:string-value="" calcext:value-type="error">
            <text:p>#WERT!</text:p>
          </table:table-cell>
          <table:table-cell table:formula="of:=DATEDIF([.G28];[.K28]; &quot;d&quot;)" office:value-type="string" office:string-value="" calcext:value-type="error">
            <text:p>#WERT!</text:p>
          </table:table-cell>
          <table:table-cell office:value-type="string" calcext:value-type="string">
            <text:p>LIEHSE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N28];&quot;_&quot;;[.O28];&quot;_A&quot;;[.L28];&quot;_&quot;;[.C28];&quot;_&quot;;[.B28];[.P28])" office:value-type="string" office:string-value="" calcext:value-type="error">
            <text:p>#WERT!</text:p>
          </table:table-cell>
          <table:table-cell office:value-type="string" calcext:value-type="string">
            <text:p>data_20190412_27_0.csv</text:p>
          </table:table-cell>
          <table:table-cell table:number-columns-repeated="1006"/>
        </table:table-row>
      </table:table>
      <table:named-expressions/>
      <table:database-ranges>
        <table:database-range table:name="__Anonymous_Sheet_DB__0" table:target-range-address="'LIEHSE-SubjList'.A1:'LIEHSE-SubjList'.H3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text>y</number:text>
    </number:number-style>
    <number:date-style style:name="N112">
      <number:month/>
      <style:map style:condition="value()&gt;=0" style:apply-style-name="N112P0"/>
    </number:date-style>
    <number:date-style style:name="N113">
      <number:year/>
      <number:text>.</number:text>
      <number:month number:style="long"/>
    </number:date-style>
    <number:date-style style:name="N115P0" style:volatile="true">
      <number:year/>
    </number:date-style>
    <number:date-style style:name="N115">
      <number:month number:style="long"/>
      <style:map style:condition="value()&gt;=0" style:apply-style-name="N115P0"/>
    </number:date-style>
    <number:date-style style:name="N116">
      <number:year/>
      <number:text>;</number:text>
      <number:month number:style="long"/>
    </number:date-style>
    <number:date-style style:name="N117">
      <number:text>J;</number:text>
      <number:month number:style="long"/>
    </number:date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.00.0000</text:date>, <text:time style:data-style-name="N2" text:time-value="16:05:55.21048005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4:35:49.258063022</meta:creation-date>
    <meta:generator>LibreOffice/6.1.5.2$Linux_X86_64 LibreOffice_project/10$Build-2</meta:generator>
    <dc:date>2019-04-15T16:19:00.423937096</dc:date>
    <meta:editing-duration>PT8M6S</meta:editing-duration>
    <meta:editing-cycles>3</meta:editing-cycles>
    <meta:document-statistic meta:table-count="2" meta:cell-count="791" meta:object-count="0"/>
  </office:meta>
</office:document-meta>
</file>